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Courier New" svg:font-family="'Courier New'"/>
    <style:font-face style:name="Lohit Devanagari1" svg:font-family="'Lohit Devanagari'"/>
    <style:font-face style:name="Liberation Sans Serif" svg:font-family="'Liberation Sans Serif'"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bebc6e"/>
    </style:style>
    <style:style style:name="P2" style:family="paragraph" style:parent-style-name="Footer">
      <style:text-properties fo:font-size="10pt" officeooo:rsid="00be33e9" officeooo:paragraph-rsid="00be33e9" style:font-size-asian="8.75pt" style:font-size-complex="10pt"/>
    </style:style>
    <style:style style:name="P3" style:family="paragraph" style:parent-style-name="Preformatted_20_Text">
      <style:text-properties fo:font-variant="normal" fo:text-transform="none" fo:color="#000000" style:font-name="Liberation Mono" fo:font-size="9.75pt" fo:letter-spacing="normal" fo:font-style="normal" fo:font-weight="normal" officeooo:rsid="00389485" style:font-name-asian="Noto Sans Mono CJK SC" style:font-size-asian="10pt" style:font-name-complex="Liberation Mono" style:font-size-complex="10pt"/>
    </style:style>
    <style:style style:name="P4" style:family="paragraph" style:parent-style-name="Preformatted_20_Text">
      <style:text-properties fo:font-variant="normal" fo:text-transform="none" fo:color="#000000" style:font-name="Liberation Mono" fo:font-size="9.75pt" fo:letter-spacing="normal" fo:font-style="normal" fo:font-weight="normal" officeooo:rsid="00389485" officeooo:paragraph-rsid="00389485" style:font-name-asian="Noto Sans Mono CJK SC" style:font-size-asian="10pt" style:font-name-complex="Liberation Mono" style:font-size-complex="10pt"/>
    </style:style>
    <style:style style:name="P5" style:family="paragraph" style:parent-style-name="Preformatted_20_Text">
      <style:text-properties fo:font-variant="normal" fo:text-transform="none" fo:color="#000000" style:font-name="Liberation Mono" fo:font-size="9.75pt" fo:letter-spacing="normal" fo:font-style="normal" fo:font-weight="normal" officeooo:rsid="00389485" officeooo:paragraph-rsid="003ed390" style:font-name-asian="Noto Sans Mono CJK SC" style:font-size-asian="10pt" style:font-name-complex="Liberation Mono" style:font-size-complex="10pt"/>
    </style:style>
    <style:style style:name="P6" style:family="paragraph" style:parent-style-name="Preformatted_20_Text">
      <style:text-properties fo:font-variant="normal" fo:text-transform="none" fo:color="#000000" style:font-name="Liberation Mono" fo:font-size="9.75pt" fo:letter-spacing="normal" fo:font-style="normal" fo:font-weight="normal" officeooo:rsid="003ed390" officeooo:paragraph-rsid="003ed390" style:font-name-asian="Noto Sans Mono CJK SC" style:font-size-asian="10pt" style:font-name-complex="Liberation Mono" style:font-size-complex="10pt"/>
    </style:style>
    <style:style style:name="P7" style:family="paragraph" style:parent-style-name="Preformatted_20_Text">
      <style:text-properties fo:font-variant="normal" fo:text-transform="none" fo:color="#000000" style:font-name="Liberation Mono" fo:font-size="9.75pt" fo:letter-spacing="normal" fo:font-style="normal" fo:font-weight="normal" officeooo:rsid="003ed390" officeooo:paragraph-rsid="003f01f2" style:font-name-asian="Noto Sans Mono CJK SC" style:font-size-asian="10pt" style:font-name-complex="Liberation Mono" style:font-size-complex="10pt"/>
    </style:style>
    <style:style style:name="P8" style:family="paragraph" style:parent-style-name="Preformatted_20_Text">
      <style:text-properties fo:font-variant="normal" fo:text-transform="none" fo:color="#000000" style:font-name="Liberation Mono" fo:font-size="9.75pt" fo:letter-spacing="normal" fo:font-style="normal" fo:font-weight="normal" officeooo:rsid="003ed390" officeooo:paragraph-rsid="00682d08" style:font-name-asian="Noto Sans Mono CJK SC" style:font-size-asian="10pt" style:font-name-complex="Liberation Mono" style:font-size-complex="10pt"/>
    </style:style>
    <style:style style:name="P9" style:family="paragraph" style:parent-style-name="Preformatted_20_Text">
      <style:text-properties fo:font-variant="normal" fo:text-transform="none" fo:color="#000000" style:font-name="Liberation Mono" fo:font-size="9.75pt" fo:letter-spacing="normal" fo:font-style="normal" fo:font-weight="normal" officeooo:rsid="003b2bfc" officeooo:paragraph-rsid="00389485" style:font-name-asian="Noto Sans Mono CJK SC" style:font-size-asian="10pt" style:font-name-complex="Liberation Mono" style:font-size-complex="10pt"/>
    </style:style>
    <style:style style:name="P10" style:family="paragraph" style:parent-style-name="Preformatted_20_Text">
      <style:text-properties fo:font-variant="normal" fo:text-transform="none" fo:color="#000000" style:font-name="Liberation Mono" fo:font-size="9.75pt" fo:letter-spacing="normal" fo:font-style="normal" fo:font-weight="normal" officeooo:rsid="003f01f2" officeooo:paragraph-rsid="00682d08" style:font-name-asian="Noto Sans Mono CJK SC" style:font-size-asian="10pt" style:font-name-complex="Liberation Mono" style:font-size-complex="10pt"/>
    </style:style>
    <style:style style:name="P11" style:family="paragraph" style:parent-style-name="Preformatted_20_Text">
      <style:text-properties fo:font-variant="normal" fo:text-transform="none" fo:color="#000000" style:font-name="Liberation Mono" fo:font-size="9.75pt" fo:letter-spacing="normal" fo:font-style="normal" fo:font-weight="normal" officeooo:rsid="0040f173" officeooo:paragraph-rsid="0040f173" style:font-name-asian="Noto Sans Mono CJK SC" style:font-size-asian="10pt" style:font-name-complex="Liberation Mono" style:font-size-complex="10pt"/>
    </style:style>
    <style:style style:name="P12" style:family="paragraph" style:parent-style-name="Preformatted_20_Text">
      <style:text-properties fo:font-variant="normal" fo:text-transform="none" fo:color="#000000" style:font-name="Liberation Mono" fo:font-size="9.75pt" fo:letter-spacing="normal" fo:font-style="normal" fo:font-weight="normal" officeooo:rsid="00682d08" officeooo:paragraph-rsid="003f01f2" style:font-name-asian="Noto Sans Mono CJK SC" style:font-size-asian="10pt" style:font-name-complex="Liberation Mono" style:font-size-complex="10pt"/>
    </style:style>
    <style:style style:name="P13" style:family="paragraph" style:parent-style-name="Preformatted_20_Text">
      <style:text-properties fo:font-variant="normal" fo:text-transform="none" fo:color="#000000" style:font-name="Liberation Mono" fo:font-size="9.75pt" fo:letter-spacing="normal" fo:font-style="normal" fo:font-weight="normal" officeooo:rsid="00e33357" officeooo:paragraph-rsid="003f01f2" style:font-name-asian="Noto Sans Mono CJK SC" style:font-size-asian="10pt" style:font-name-complex="Liberation Mono" style:font-size-complex="10pt"/>
    </style:style>
    <style:style style:name="P14" style:family="paragraph" style:parent-style-name="Preformatted_20_Text">
      <style:text-properties fo:font-variant="normal" fo:text-transform="none" fo:color="#000000" style:font-name="Liberation Mono" fo:font-size="9.75pt" fo:letter-spacing="normal" fo:font-style="normal" fo:font-weight="normal" officeooo:paragraph-rsid="00e46e4b" style:font-name-asian="Noto Sans Mono CJK SC" style:font-size-asian="10pt" style:font-name-complex="Liberation Mono" style:font-size-complex="10pt"/>
    </style:style>
    <style:style style:name="P15" style:family="paragraph" style:parent-style-name="Preformatted_20_Text">
      <style:text-properties fo:font-variant="normal" fo:text-transform="none" fo:color="#000000" style:font-name="Liberation Mono" fo:font-size="9.75pt" fo:letter-spacing="normal" fo:font-style="normal" fo:font-weight="normal" officeooo:rsid="01071264" style:font-name-asian="Noto Sans Mono CJK SC" style:font-size-asian="10pt" style:font-name-complex="Liberation Mono" style:font-size-complex="10pt"/>
    </style:style>
    <style:style style:name="P16" style:family="paragraph" style:parent-style-name="Preformatted_20_Text">
      <style:text-properties fo:font-variant="normal" fo:text-transform="none" fo:color="#000000" style:font-name="Liberation Mono" fo:font-size="9.75pt" fo:letter-spacing="normal" fo:font-style="normal" fo:font-weight="normal" officeooo:rsid="01071264" officeooo:paragraph-rsid="01071264" style:font-name-asian="Noto Sans Mono CJK SC" style:font-size-asian="10pt" style:font-name-complex="Liberation Mono" style:font-size-complex="10pt"/>
    </style:style>
    <style:style style:name="P17" style:family="paragraph" style:parent-style-name="Preformatted_20_Text">
      <style:text-properties fo:font-variant="normal" fo:text-transform="none" fo:color="#000000" style:font-name="Liberation Mono" fo:font-size="9.75pt" fo:letter-spacing="normal" fo:font-style="normal" fo:font-weight="normal" officeooo:rsid="01071264" officeooo:paragraph-rsid="003ed390" style:font-name-asian="Noto Sans Mono CJK SC" style:font-size-asian="10pt" style:font-name-complex="Liberation Mono" style:font-size-complex="10pt"/>
    </style:style>
    <style:style style:name="P18" style:family="paragraph" style:parent-style-name="Preformatted_20_Text">
      <style:text-properties fo:font-variant="normal" fo:text-transform="none" fo:color="#000000" style:font-name="Liberation Mono" fo:font-size="9.75pt" fo:letter-spacing="normal" fo:font-style="normal" fo:font-weight="normal" officeooo:rsid="0075f892" officeooo:paragraph-rsid="0075f892" style:font-name-asian="Noto Sans Mono CJK SC" style:font-size-asian="10pt" style:font-weight-asian="bold" style:font-name-complex="Liberation Mono" style:font-size-complex="10pt" style:font-weight-complex="bold"/>
    </style:style>
    <style:style style:name="P19" style:family="paragraph" style:parent-style-name="Preformatted_20_Text">
      <style:text-properties fo:font-variant="normal" fo:text-transform="none" fo:color="#000000" style:font-name="Liberation Mono" fo:font-size="10pt" fo:letter-spacing="normal" fo:font-style="normal" fo:font-weight="normal" officeooo:rsid="00191b00" officeooo:paragraph-rsid="00389485" style:font-name-asian="Noto Sans Mono CJK SC" style:font-size-asian="10pt" style:font-name-complex="Liberation Mono" style:font-size-complex="10pt"/>
    </style:style>
    <style:style style:name="P20" style:family="paragraph" style:parent-style-name="Preformatted_20_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e54592" officeooo:paragraph-rsid="00e54592" style:text-blinking="false" fo:background-color="transparent" style:font-name-asian="Noto Sans Mono CJK SC" style:font-size-asian="10pt" style:font-weight-asian="bold" style:font-name-complex="Liberation Mono" style:font-size-complex="10pt" style:font-weight-complex="bold"/>
    </style:style>
    <style:style style:name="P21" style:family="paragraph" style:parent-style-name="Preformatted_20_Text">
      <style:text-properties fo:font-variant="normal" fo:text-transform="none" fo:color="#000000" fo:font-size="9.75pt" fo:letter-spacing="normal" fo:font-style="normal" fo:font-weight="normal" officeooo:rsid="00389485" officeooo:paragraph-rsid="00189a9b"/>
    </style:style>
    <style:style style:name="P22" style:family="paragraph" style:parent-style-name="Preformatted_20_Text">
      <style:paragraph-properties fo:text-align="start" style:justify-single-word="false"/>
      <style:text-properties fo:font-variant="normal" fo:text-transform="none" style:use-window-font-color="true" style:font-name="Liberation Mono" fo:font-size="10pt" fo:letter-spacing="normal" fo:font-style="normal" fo:font-weight="bold" officeooo:rsid="00132a4a" officeooo:paragraph-rsid="00158d88" style:font-name-asian="Noto Sans Mono CJK SC" style:font-size-asian="10pt" style:font-weight-asian="bold" style:font-name-complex="Liberation Mono" style:font-size-complex="10pt" style:font-weight-complex="bold"/>
    </style:style>
    <style:style style:name="P23" style:family="paragraph" style:parent-style-name="Preformatted_20_Text">
      <style:paragraph-properties fo:text-align="start" style:justify-single-word="false"/>
      <style:text-properties fo:font-variant="normal" fo:text-transform="none" style:use-window-font-color="true" style:font-name="Liberation Mono" fo:font-size="10pt" fo:letter-spacing="normal" fo:font-style="normal" fo:font-weight="bold" officeooo:rsid="00132a4a" officeooo:paragraph-rsid="00132a4a" style:font-name-asian="Noto Sans Mono CJK SC" style:font-size-asian="10pt" style:font-weight-asian="bold" style:font-name-complex="Liberation Mono" style:font-size-complex="10pt" style:font-weight-complex="bold"/>
    </style:style>
    <style:style style:name="P24" style:family="paragraph" style:parent-style-name="Preformatted_20_Text">
      <style:paragraph-properties fo:text-align="center" style:justify-single-word="false"/>
      <style:text-properties fo:font-variant="normal" fo:text-transform="none" style:use-window-font-color="true" style:font-name="Liberation Mono" fo:font-size="10pt" fo:letter-spacing="normal" fo:font-style="normal" fo:font-weight="bold" officeooo:rsid="00132a4a" officeooo:paragraph-rsid="00132a4a" style:font-name-asian="Noto Sans Mono CJK SC" style:font-size-asian="10pt" style:font-weight-asian="bold" style:font-name-complex="Liberation Mono" style:font-size-complex="10pt" style:font-weight-complex="bold"/>
    </style:style>
    <style:style style:name="P25" style:family="paragraph" style:parent-style-name="Preformatted_20_Text">
      <style:text-properties fo:font-variant="normal" fo:text-transform="none" style:use-window-font-color="true" style:font-name="Liberation Mono" fo:font-size="10pt" fo:letter-spacing="normal" fo:font-style="normal" fo:font-weight="bold" officeooo:rsid="00158d88" style:font-name-asian="Noto Sans Mono CJK SC" style:font-size-asian="10pt" style:font-weight-asian="bold" style:font-name-complex="Liberation Mono" style:font-size-complex="10pt" style:font-weight-complex="bold"/>
    </style:style>
    <style:style style:name="P26" style:family="paragraph" style:parent-style-name="Preformatted_20_Text">
      <style:paragraph-properties fo:text-align="start" style:justify-single-word="false"/>
      <style:text-properties fo:font-variant="normal" fo:text-transform="none" style:use-window-font-color="true" style:font-name="Liberation Mono" fo:font-size="10pt" fo:letter-spacing="normal" fo:font-style="normal" fo:font-weight="bold" officeooo:rsid="00158d88" officeooo:paragraph-rsid="00132a4a" style:font-name-asian="Noto Sans Mono CJK SC" style:font-size-asian="10pt" style:font-weight-asian="bold" style:font-name-complex="Liberation Mono" style:font-size-complex="10pt" style:font-weight-complex="bold"/>
    </style:style>
    <style:style style:name="P27" style:family="paragraph" style:parent-style-name="Preformatted_20_Text">
      <style:paragraph-properties fo:text-align="start" style:justify-single-word="false"/>
      <style:text-properties fo:font-variant="normal" fo:text-transform="none" style:use-window-font-color="true" style:font-name="Liberation Mono" fo:font-size="10pt" fo:letter-spacing="normal" fo:font-style="normal" fo:font-weight="normal" officeooo:rsid="00158d88" officeooo:paragraph-rsid="00158d88" style:font-name-asian="Noto Sans Mono CJK SC" style:font-size-asian="10pt" style:font-weight-asian="normal" style:font-name-complex="Liberation Mono" style:font-size-complex="10pt" style:font-weight-complex="normal"/>
    </style:style>
    <style:style style:name="P28" style:family="paragraph" style:parent-style-name="Preformatted_20_Text">
      <style:paragraph-properties fo:text-align="start" style:justify-single-word="false"/>
      <style:text-properties officeooo:rsid="00132a4a" officeooo:paragraph-rsid="00132a4a"/>
    </style:style>
    <style:style style:name="P29" style:family="paragraph" style:parent-style-name="Preformatted_20_Text">
      <style:paragraph-properties fo:text-align="start" style:justify-single-word="false"/>
      <style:text-properties officeooo:paragraph-rsid="00132a4a"/>
    </style:style>
    <style:style style:name="P30" style:family="paragraph" style:parent-style-name="Preformatted_20_Text">
      <style:paragraph-properties fo:text-align="start" style:justify-single-word="false"/>
      <style:text-properties officeooo:paragraph-rsid="003f01f2"/>
    </style:style>
    <style:style style:name="P31" style:family="paragraph" style:parent-style-name="Preformatted_20_Text">
      <style:paragraph-properties fo:text-align="center" style:justify-single-word="false"/>
      <style:text-properties style:font-name="Liberation Mono" fo:font-size="10pt" fo:font-weight="bold" officeooo:rsid="00132a4a" officeooo:paragraph-rsid="00132a4a" style:font-name-asian="Noto Sans Mono CJK SC" style:font-size-asian="10pt" style:font-weight-asian="bold" style:font-name-complex="Liberation Mono" style:font-size-complex="10pt" style:font-weight-complex="bold"/>
    </style:style>
    <style:style style:name="P32" style:family="paragraph" style:parent-style-name="Preformatted_20_Text">
      <style:text-properties officeooo:paragraph-rsid="003f01f2"/>
    </style:style>
    <style:style style:name="P33" style:family="paragraph" style:parent-style-name="Preformatted_20_Text">
      <style:text-properties officeooo:paragraph-rsid="00682d08"/>
    </style:style>
    <style:style style:name="P34" style:family="paragraph" style:parent-style-name="Preformatted_20_Text">
      <style:text-properties officeooo:paragraph-rsid="008af3fa"/>
    </style:style>
    <style:style style:name="P35" style:family="paragraph" style:parent-style-name="Preformatted_20_Text">
      <style:text-properties officeooo:paragraph-rsid="009e3fea"/>
    </style:style>
    <style:style style:name="P36" style:family="paragraph" style:parent-style-name="Preformatted_20_Text">
      <style:text-properties officeooo:paragraph-rsid="009f1aa8"/>
    </style:style>
    <style:style style:name="P37" style:family="paragraph" style:parent-style-name="Preformatted_20_Text">
      <style:text-properties officeooo:paragraph-rsid="00a044fb"/>
    </style:style>
    <style:style style:name="P38" style:family="paragraph" style:parent-style-name="Preformatted_20_Text">
      <style:text-properties officeooo:paragraph-rsid="00aa6be7"/>
    </style:style>
    <style:style style:name="P39" style:family="paragraph" style:parent-style-name="Preformatted_20_Text">
      <style:text-properties officeooo:paragraph-rsid="00ab8364"/>
    </style:style>
    <style:style style:name="P40" style:family="paragraph" style:parent-style-name="Preformatted_20_Text">
      <style:text-properties officeooo:paragraph-rsid="00ad7e63"/>
    </style:style>
    <style:style style:name="P41" style:family="paragraph" style:parent-style-name="Preformatted_20_Text">
      <style:text-properties officeooo:rsid="00e46e4b" officeooo:paragraph-rsid="00e46e4b"/>
    </style:style>
    <style:style style:name="P42" style:family="paragraph" style:parent-style-name="Preformatted_20_Text">
      <style:text-properties officeooo:paragraph-rsid="00e46e4b"/>
    </style:style>
    <style:style style:name="P43" style:family="paragraph" style:parent-style-name="Preformatted_20_Text">
      <style:text-properties officeooo:paragraph-rsid="00f6f253"/>
    </style:style>
    <style:style style:name="P44" style:family="paragraph" style:parent-style-name="Preformatted_20_Text">
      <style:paragraph-properties fo:text-align="center" style:justify-single-word="false"/>
      <style:text-properties officeooo:paragraph-rsid="00ff0cfe"/>
    </style:style>
    <style:style style:name="P45" style:family="paragraph" style:parent-style-name="Preformatted_20_Text">
      <style:paragraph-properties fo:text-align="center" style:justify-single-word="false"/>
      <style:text-properties officeooo:paragraph-rsid="0123ce6f"/>
    </style:style>
    <style:style style:name="P46" style:family="paragraph" style:parent-style-name="Preformatted_20_Text">
      <style:text-properties officeooo:rsid="01067bab" officeooo:paragraph-rsid="01067bab"/>
    </style:style>
    <style:style style:name="P47" style:family="paragraph" style:parent-style-name="Preformatted_20_Text">
      <style:text-properties officeooo:paragraph-rsid="01067bab"/>
    </style:style>
    <style:style style:name="P48" style:family="paragraph" style:parent-style-name="Preformatted_20_Text">
      <style:text-properties officeooo:paragraph-rsid="00389485"/>
    </style:style>
    <style:style style:name="P49" style:family="paragraph" style:parent-style-name="Preformatted_20_Text">
      <style:text-properties officeooo:paragraph-rsid="0108ae07"/>
    </style:style>
    <style:style style:name="P50" style:family="paragraph" style:parent-style-name="Preformatted_20_Text">
      <style:text-properties officeooo:paragraph-rsid="01151426"/>
    </style:style>
    <style:style style:name="P51" style:family="paragraph" style:parent-style-name="Preformatted_20_Text">
      <style:text-properties officeooo:rsid="0115429b" officeooo:paragraph-rsid="0115429b"/>
    </style:style>
    <style:style style:name="P52" style:family="paragraph" style:parent-style-name="Preformatted_20_Text">
      <style:text-properties officeooo:paragraph-rsid="0115429b"/>
    </style:style>
    <style:style style:name="P53" style:family="paragraph" style:parent-style-name="Preformatted_20_Text">
      <style:text-properties officeooo:paragraph-rsid="0120bd0f"/>
    </style:style>
    <style:style style:name="P54" style:family="paragraph" style:parent-style-name="Standard">
      <style:text-properties officeooo:paragraph-rsid="00772818"/>
    </style:style>
    <style:style style:name="P55" style:family="paragraph" style:parent-style-name="Standard">
      <style:text-properties officeooo:rsid="007b05f6" officeooo:paragraph-rsid="007b05f6"/>
    </style:style>
    <style:style style:name="P56" style:family="paragraph" style:parent-style-name="Standard">
      <style:text-properties officeooo:paragraph-rsid="007b05f6"/>
    </style:style>
    <style:style style:name="P57" style:family="paragraph" style:parent-style-name="Standard">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72818" officeooo:paragraph-rsid="00772818" style:text-blinking="false" fo:background-color="transparent" style:font-name-asian="Noto Sans Mono CJK SC" style:font-size-asian="10pt" style:font-weight-asian="bold" style:font-name-complex="Liberation Mono" style:font-size-complex="10pt" style:font-weight-complex="bold"/>
    </style:style>
    <style:style style:name="P58" style:family="paragraph" style:parent-style-name="Standard">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72818" officeooo:paragraph-rsid="00d28b6a" style:text-blinking="false" fo:background-color="transparent" style:font-name-asian="Noto Sans Mono CJK SC" style:font-size-asian="10pt" style:font-weight-asian="bold" style:font-name-complex="Liberation Mono" style:font-size-complex="10pt" style:font-weight-complex="bold"/>
    </style:style>
    <style:style style:name="P59" style:family="paragraph" style:parent-style-name="Standard">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72818" officeooo:paragraph-rsid="00d2ac76" style:text-blinking="false" fo:background-color="transparent" style:font-name-asian="Noto Sans Mono CJK SC" style:font-size-asian="10pt" style:font-weight-asian="bold" style:font-name-complex="Liberation Mono" style:font-size-complex="10pt" style:font-weight-complex="bold"/>
    </style:style>
    <style:style style:name="P60" style:family="paragraph" style:parent-style-name="Standard">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72818" officeooo:paragraph-rsid="00ea8280" style:text-blinking="false" fo:background-color="transparent" style:font-name-asian="Noto Sans Mono CJK SC" style:font-size-asian="10pt" style:font-weight-asian="bold" style:font-name-complex="Liberation Mono" style:font-size-complex="10pt" style:font-weight-complex="bold"/>
    </style:style>
    <style:style style:name="P61" style:family="paragraph" style:parent-style-name="Standard">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72818" officeooo:paragraph-rsid="007b05f6" style:text-blinking="false" fo:background-color="transparent" style:font-name-asian="Noto Sans Mono CJK SC" style:font-size-asian="10pt" style:font-weight-asian="bold" style:font-name-complex="Liberation Mono" style:font-size-complex="10pt" style:font-weight-complex="bold"/>
    </style:style>
    <style:style style:name="P62" style:family="paragraph" style:parent-style-name="Standard">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5f892" officeooo:paragraph-rsid="0075f892" style:text-blinking="false" fo:background-color="transparent" style:font-name-asian="Noto Sans Mono CJK SC" style:font-size-asian="10pt" style:font-weight-asian="bold" style:font-name-complex="Liberation Mono" style:font-size-complex="10pt" style:font-weight-complex="bold"/>
    </style:style>
    <style:style style:name="P63" style:family="paragraph" style:parent-style-name="Standard">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b05f6" officeooo:paragraph-rsid="007b0a52" style:text-blinking="false" fo:background-color="transparent" style:font-name-asian="Noto Sans Mono CJK SC" style:font-size-asian="10pt" style:font-weight-asian="bold" style:font-name-complex="Liberation Mono" style:font-size-complex="10pt" style:font-weight-complex="bold"/>
    </style:style>
    <style:style style:name="P64" style:family="paragraph" style:parent-style-name="Standard">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10c11e6" officeooo:paragraph-rsid="007b0a52" style:text-blinking="false" fo:background-color="transparent" style:font-name-asian="Noto Sans Mono CJK SC" style:font-size-asian="10pt" style:font-weight-asian="bold" style:font-name-complex="Liberation Mono" style:font-size-complex="10pt" style:font-weight-complex="bold"/>
    </style:style>
    <style:style style:name="P65" style:family="paragraph" style:parent-style-name="Standard">
      <style:text-properties officeooo:paragraph-rsid="008af3fa"/>
    </style:style>
    <style:style style:name="P66" style:family="paragraph" style:parent-style-name="Standard">
      <style:text-properties officeooo:paragraph-rsid="009e3fea"/>
    </style:style>
    <style:style style:name="P67" style:family="paragraph" style:parent-style-name="Standard">
      <style:text-properties officeooo:paragraph-rsid="00a044fb"/>
    </style:style>
    <style:style style:name="P68" style:family="paragraph" style:parent-style-name="Standard">
      <style:paragraph-properties>
        <style:tab-stops>
          <style:tab-stop style:position="2.1445in"/>
        </style:tab-stops>
      </style:paragraph-properties>
      <style:text-properties officeooo:paragraph-rsid="00aa6be7"/>
    </style:style>
    <style:style style:name="P69" style:family="paragraph" style:parent-style-name="Standard">
      <style:paragraph-properties>
        <style:tab-stops>
          <style:tab-stop style:position="2.1445in"/>
        </style:tab-stops>
      </style:paragraph-properties>
      <style:text-properties officeooo:paragraph-rsid="00ab8364"/>
    </style:style>
    <style:style style:name="P70" style:family="paragraph" style:parent-style-name="Standard">
      <style:paragraph-properties>
        <style:tab-stops>
          <style:tab-stop style:position="2.1445in"/>
        </style:tab-stops>
      </style:paragraph-properties>
      <style:text-properties officeooo:paragraph-rsid="00ad7e63"/>
    </style:style>
    <style:style style:name="P71" style:family="paragraph" style:parent-style-name="Standard">
      <style:paragraph-properties>
        <style:tab-stops>
          <style:tab-stop style:position="2.1445in"/>
        </style:tab-stops>
      </style:paragraph-properties>
      <style:text-properties officeooo:paragraph-rsid="0120bd0f"/>
    </style:style>
    <style:style style:name="P72" style:family="paragraph" style:parent-style-name="Standard">
      <style:text-properties officeooo:paragraph-rsid="0075f892"/>
    </style:style>
    <style:style style:name="P73" style:family="paragraph" style:parent-style-name="Standard">
      <style:text-properties officeooo:paragraph-rsid="00f7d6bd"/>
    </style:style>
    <style:style style:name="P74" style:family="paragraph" style:parent-style-name="Standard">
      <style:paragraph-properties fo:text-align="center" style:justify-single-word="false">
        <style:tab-stops>
          <style:tab-stop style:position="2.1445in"/>
        </style:tab-stops>
      </style:paragraph-properties>
      <style:text-properties officeooo:paragraph-rsid="00ff0cfe"/>
    </style:style>
    <style:style style:name="P75" style:family="paragraph" style:parent-style-name="Standard">
      <style:paragraph-properties fo:text-align="center" style:justify-single-word="false">
        <style:tab-stops>
          <style:tab-stop style:position="2.1445in"/>
        </style:tab-stops>
      </style:paragraph-properties>
      <style:text-properties officeooo:paragraph-rsid="0123ce6f"/>
    </style:style>
    <style:style style:name="P76" style:family="paragraph" style:parent-style-name="Standard">
      <style:text-properties officeooo:paragraph-rsid="010106eb"/>
    </style:style>
    <style:style style:name="P77" style:family="paragraph" style:parent-style-name="Standard">
      <style:text-properties officeooo:paragraph-rsid="010a5fd3"/>
    </style:style>
    <style:style style:name="P78" style:family="paragraph" style:parent-style-name="Text_20_body">
      <style:text-properties fo:font-variant="normal" fo:text-transform="none" fo:color="#000000" style:text-line-through-style="none" style:text-line-through-type="none" style:text-underline-style="none" officeooo:paragraph-rsid="0075f892" style:text-blinking="false" fo:background-color="transparent"/>
    </style:style>
    <style:style style:name="P79"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0" style:family="paragraph" style:parent-style-name="Text_20_body">
      <style:text-properties fo:font-variant="normal" fo:text-transform="none" fo:color="#000000" style:text-line-through-style="none" style:text-line-through-type="none" style:font-name="Liberation Sans" fo:font-size="9pt" fo:font-style="normal" style:text-underline-style="none" fo:font-weight="normal" officeooo:rsid="0089382c" officeooo:paragraph-rsid="0089382c" style:text-blinking="false" fo:background-color="transparent" style:font-name-asian="Noto Sans CJK SC" style:font-size-asian="7.84999990463257pt" style:font-weight-asian="normal" style:font-name-complex="Lohit Devanagari" style:font-size-complex="9pt" style:font-weight-complex="normal"/>
    </style:style>
    <style:style style:name="P81" style:family="paragraph" style:parent-style-name="Text_20_body">
      <style:text-properties style:font-name="Liberation Mono" fo:font-size="9pt" fo:font-weight="normal" officeooo:rsid="00bd2bcb" officeooo:paragraph-rsid="00bd2bcb" style:font-size-asian="7.84999990463257pt" style:font-weight-asian="normal" style:font-size-complex="9pt" style:font-weight-complex="normal"/>
    </style:style>
    <style:style style:name="P82" style:family="paragraph" style:parent-style-name="Text_20_body">
      <style:text-properties style:font-name="Liberation Mono" fo:font-size="9pt" fo:font-weight="normal" officeooo:rsid="00bd2bcb" officeooo:paragraph-rsid="00bd2bcb" style:font-name-asian="Noto Sans CJK SC" style:font-size-asian="7.84999990463257pt" style:font-weight-asian="normal" style:font-name-complex="Lohit Devanagari" style:font-size-complex="9pt" style:font-weight-complex="normal"/>
    </style:style>
    <style:style style:name="P83" style:family="paragraph" style:parent-style-name="Text_20_body">
      <style:text-properties style:font-name="Liberation Mono" fo:font-size="9pt" fo:font-weight="bold" style:font-name-asian="Noto Sans CJK SC" style:font-size-asian="7.84999990463257pt" style:font-weight-asian="bold" style:font-name-complex="Lohit Devanagari" style:font-size-complex="9pt" style:font-weight-complex="bold"/>
    </style:style>
    <style:style style:name="P84" style:family="paragraph" style:parent-style-name="Text_20_body">
      <style:paragraph-properties fo:margin-top="0in" fo:margin-bottom="0in" loext:contextual-spacing="false" fo:line-height="138%" style:writing-mode="lr-tb"/>
    </style:style>
    <style:style style:name="P85" style:family="paragraph" style:parent-style-name="Text_20_body">
      <style:paragraph-properties fo:margin-top="0in" fo:margin-bottom="0in" loext:contextual-spacing="false" fo:line-height="138%" style:writing-mode="lr-tb"/>
      <style:text-properties officeooo:paragraph-rsid="010106eb"/>
    </style:style>
    <style:style style:name="P8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10106eb" style:text-blinking="false" fo:background-color="transparent"/>
    </style:style>
    <style:style style:name="P88" style:family="paragraph" style:parent-style-name="Title">
      <style:text-properties fo:font-size="22pt" style:font-size-asian="22pt" style:font-size-complex="22pt"/>
    </style:style>
    <style:style style:name="P89" style:family="paragraph" style:parent-style-name="Preformatted_20_Text">
      <style:paragraph-properties fo:margin-top="0in" fo:margin-bottom="0.1965in" loext:contextual-spacing="false" fo:text-align="start" style:justify-single-word="false"/>
      <style:text-properties fo:font-size="9pt" fo:font-weight="normal" officeooo:rsid="0089382c" officeooo:paragraph-rsid="008af3fa" style:font-size-asian="7.84999990463257pt" style:font-weight-asian="normal" style:font-size-complex="9pt" style:font-weight-complex="normal"/>
    </style:style>
    <style:style style:name="P90" style:family="paragraph" style:parent-style-name="Preformatted_20_Text">
      <style:paragraph-properties fo:margin-top="0in" fo:margin-bottom="0.1965in" loext:contextual-spacing="false" fo:text-align="start" style:justify-single-word="false"/>
      <style:text-properties officeooo:paragraph-rsid="00d79d49"/>
    </style:style>
    <style:style style:name="P91" style:family="paragraph" style:parent-style-name="Preformatted_20_Text">
      <style:paragraph-properties fo:margin-top="0in" fo:margin-bottom="0.1965in" loext:contextual-spacing="false" fo:text-align="start" style:justify-single-word="false"/>
      <style:text-properties officeooo:paragraph-rsid="00d915cd"/>
    </style:style>
    <style:style style:name="P92" style:family="paragraph" style:parent-style-name="Preformatted_20_Text">
      <style:paragraph-properties fo:margin-top="0in" fo:margin-bottom="0.1965in" loext:contextual-spacing="false" fo:text-align="start" style:justify-single-word="false"/>
      <style:text-properties officeooo:paragraph-rsid="00ac1741"/>
    </style:style>
    <style:style style:name="P93" style:family="paragraph" style:parent-style-name="Preformatted_20_Text">
      <style:paragraph-properties fo:margin-top="0in" fo:margin-bottom="0.1965in" loext:contextual-spacing="false" fo:text-align="start" style:justify-single-word="false"/>
      <style:text-properties officeooo:paragraph-rsid="00ad7e63"/>
    </style:style>
    <style:style style:name="P94" style:family="paragraph" style:parent-style-name="Preformatted_20_Text">
      <style:paragraph-properties fo:margin-top="0in" fo:margin-bottom="0.1965in" loext:contextual-spacing="false" fo:text-align="start" style:justify-single-word="false"/>
      <style:text-properties officeooo:paragraph-rsid="00aa6be7"/>
    </style:style>
    <style:style style:name="P95" style:family="paragraph" style:parent-style-name="Preformatted_20_Text">
      <style:paragraph-properties fo:margin-top="0in" fo:margin-bottom="0.1965in" loext:contextual-spacing="false" fo:text-align="start" style:justify-single-word="false"/>
      <style:text-properties officeooo:paragraph-rsid="010e3f82"/>
    </style:style>
    <style:style style:name="P96" style:family="paragraph" style:parent-style-name="Preformatted_20_Text">
      <style:paragraph-properties fo:margin-top="0in" fo:margin-bottom="0.1965in" loext:contextual-spacing="false" fo:text-align="start" style:justify-single-word="false"/>
      <style:text-properties officeooo:paragraph-rsid="00faa48b"/>
    </style:style>
    <style:style style:name="P97" style:family="paragraph" style:parent-style-name="Preformatted_20_Text">
      <style:paragraph-properties fo:margin-top="0in" fo:margin-bottom="0.1965in" loext:contextual-spacing="false" fo:text-align="start" style:justify-single-word="false"/>
      <style:text-properties officeooo:paragraph-rsid="010fb3d0"/>
    </style:style>
    <style:style style:name="P98" style:family="paragraph" style:parent-style-name="Preformatted_20_Text">
      <style:paragraph-properties fo:margin-top="0in" fo:margin-bottom="0.1965in" loext:contextual-spacing="false" fo:text-align="start" style:justify-single-word="false"/>
      <style:text-properties officeooo:paragraph-rsid="0119b62a"/>
    </style:style>
    <style:style style:name="P99" style:family="paragraph" style:parent-style-name="Preformatted_20_Text">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89382c" officeooo:paragraph-rsid="00a044fb" style:text-blinking="false" fo:background-color="transparent" style:font-size-asian="7.84999990463257pt" style:font-weight-asian="normal" style:font-size-complex="9pt" style:font-weight-complex="normal"/>
    </style:style>
    <style:style style:name="P100" style:family="paragraph" style:parent-style-name="Preformatted_20_Text">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89382c" officeooo:paragraph-rsid="009e3fea" style:text-blinking="false" fo:background-color="transparent" style:font-size-asian="7.84999990463257pt" style:font-weight-asian="normal" style:font-size-complex="9pt" style:font-weight-complex="normal"/>
    </style:style>
    <style:style style:name="P101" style:family="paragraph" style:parent-style-name="Preformatted_20_Text">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89382c" officeooo:paragraph-rsid="009f1aa8" style:text-blinking="false" fo:background-color="transparent" style:font-size-asian="7.84999990463257pt" style:font-weight-asian="normal" style:font-size-complex="9pt" style:font-weight-complex="normal"/>
    </style:style>
    <style:style style:name="P102" style:family="paragraph" style:parent-style-name="Preformatted_20_Text">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89382c" officeooo:paragraph-rsid="00ab8364" style:text-blinking="false" fo:background-color="transparent" style:font-size-asian="7.84999990463257pt" style:font-weight-asian="normal" style:font-size-complex="9pt" style:font-weight-complex="normal"/>
    </style:style>
    <style:style style:name="P103" style:family="paragraph" style:parent-style-name="Preformatted_20_Text">
      <style:paragraph-properties fo:margin-top="0in" fo:margin-bottom="0.1965in" loext:contextual-spacing="false" fo:text-align="center" style:justify-single-word="false">
        <style:tab-stops>
          <style:tab-stop style:position="2.1445in"/>
        </style:tab-stops>
      </style:paragraph-properties>
      <style:text-properties fo:font-variant="normal" fo:text-transform="none" fo:color="#000000" style:text-line-through-style="none" style:text-line-through-type="none" style:font-name="Liberation Mono" fo:font-size="9pt" fo:font-style="normal" style:text-underline-style="none" fo:font-weight="normal" officeooo:rsid="0089382c" officeooo:paragraph-rsid="00ff0cfe" style:text-blinking="false" fo:background-color="transparent" style:font-size-asian="7.84999990463257pt" style:font-weight-asian="normal" style:font-size-complex="9pt" style:font-weight-complex="normal"/>
    </style:style>
    <style:style style:name="P104" style:family="paragraph" style:parent-style-name="Preformatted_20_Text">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f7d6bd" officeooo:paragraph-rsid="00f7d6bd" style:text-blinking="false" fo:background-color="transparent" style:font-size-asian="7.84999990463257pt" style:font-weight-asian="normal" style:font-size-complex="9pt" style:font-weight-complex="normal"/>
    </style:style>
    <style:style style:name="P105" style:family="paragraph" style:parent-style-name="Preformatted_20_Text">
      <style:paragraph-properties fo:margin-top="0in" fo:margin-bottom="0.1965in" loext:contextual-spacing="false" fo:text-align="start" style:justify-single-word="false">
        <style:tab-stops>
          <style:tab-stop style:position="2.1445in"/>
        </style:tab-stops>
      </style:paragraph-properties>
      <style:text-properties fo:font-variant="normal" fo:text-transform="none" fo:color="#000000" style:text-line-through-style="none" style:text-line-through-type="none" style:font-name="Liberation Mono" fo:font-size="9pt" fo:font-style="normal" style:text-underline-style="none" fo:font-weight="normal" officeooo:rsid="00ff0cfe" officeooo:paragraph-rsid="00ff0cfe" style:text-blinking="false" fo:background-color="transparent" style:font-size-asian="7.84999990463257pt" style:font-weight-asian="normal" style:font-size-complex="9pt" style:font-weight-complex="normal"/>
    </style:style>
    <style:style style:name="P106" style:family="paragraph" style:parent-style-name="Preformatted_20_Text">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119b62a" officeooo:paragraph-rsid="0120bd0f" style:text-blinking="false" fo:background-color="transparent" style:font-size-asian="7.84999990463257pt" style:font-weight-asian="normal" style:font-size-complex="9pt" style:font-weight-complex="normal"/>
    </style:style>
    <style:style style:name="P107" style:family="paragraph" style:parent-style-name="Preformatted_20_Text">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d56812" officeooo:paragraph-rsid="00d56812" style:text-blinking="false" fo:background-color="transparent" style:font-name-asian="Noto Sans CJK SC" style:font-size-asian="9pt" style:font-weight-asian="normal" style:font-name-complex="Lohit Devanagari" style:font-size-complex="9pt" style:font-weight-complex="normal"/>
    </style:style>
    <style:style style:name="P108" style:family="paragraph" style:parent-style-name="Preformatted_20_Text">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paragraph-rsid="00f6f253" style:text-blinking="false" fo:background-color="transparent"/>
    </style:style>
    <style:style style:name="P109" style:family="paragraph" style:parent-style-name="Preformatted_20_Text">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10pt" fo:font-style="normal" style:text-underline-style="none" fo:font-weight="normal" officeooo:rsid="0099acb7" officeooo:paragraph-rsid="00ab8364" style:text-blinking="false" fo:background-color="transparent" style:font-name-asian="Noto Sans CJK SC" style:font-size-asian="10pt" style:font-weight-asian="normal" style:font-name-complex="Lohit Devanagari" style:font-size-complex="10pt" style:font-weight-complex="normal"/>
    </style:style>
    <style:style style:name="P110" style:family="paragraph" style:parent-style-name="Preformatted_20_Text">
      <style:paragraph-properties fo:margin-top="0in" fo:margin-bottom="0.1965in" loext:contextual-spacing="false" fo:text-align="center" style:justify-single-word="false">
        <style:tab-stops>
          <style:tab-stop style:position="2.1445in"/>
        </style:tab-stops>
      </style:paragraph-properties>
      <style:text-properties fo:font-variant="normal" fo:text-transform="none" fo:color="#000000" style:text-line-through-style="none" style:text-line-through-type="none" style:font-name="Liberation Mono" fo:font-size="10pt" fo:font-style="normal" style:text-underline-style="none" fo:font-weight="normal" officeooo:rsid="0099acb7" officeooo:paragraph-rsid="0123ce6f" style:text-blinking="false" fo:background-color="transparent" style:font-name-asian="Noto Sans CJK SC" style:font-size-asian="10pt" style:font-weight-asian="normal" style:font-name-complex="Lohit Devanagari" style:font-size-complex="10pt" style:font-weight-complex="normal"/>
    </style:style>
    <style:style style:name="P111" style:family="paragraph" style:parent-style-name="Preformatted_20_Text">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10pt" fo:font-style="normal" style:text-underline-style="none" fo:font-weight="normal" officeooo:rsid="00f6d7a6" officeooo:paragraph-rsid="00f6d7a6" style:text-blinking="false" fo:background-color="transparent" style:font-name-asian="Noto Sans CJK SC" style:font-size-asian="10pt" style:font-weight-asian="normal" style:font-name-complex="Lohit Devanagari" style:font-size-complex="10pt" style:font-weight-complex="normal"/>
    </style:style>
    <style:style style:name="P112" style:family="paragraph" style:parent-style-name="Preformatted_20_Text">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10pt" fo:font-style="normal" style:text-underline-style="none" fo:font-weight="normal" officeooo:rsid="01256a23" officeooo:paragraph-rsid="01256a23" style:text-blinking="false" fo:background-color="transparent" style:font-name-asian="Noto Sans CJK SC" style:font-size-asian="10pt" style:font-weight-asian="normal" style:font-name-complex="Lohit Devanagari" style:font-size-complex="10pt" style:font-weight-complex="normal"/>
    </style:style>
    <style:style style:name="P113" style:family="paragraph" style:parent-style-name="Preformatted_20_Text">
      <style:paragraph-properties fo:margin-top="0in" fo:margin-bottom="0.1965in" loext:contextual-spacing="false" fo:text-align="start" style:justify-single-word="false"/>
      <style:text-properties officeooo:rsid="010fb3d0" officeooo:paragraph-rsid="010fb3d0"/>
    </style:style>
    <style:style style:name="P114" style:family="paragraph" style:parent-style-name="Preformatted_20_Text">
      <style:paragraph-properties fo:margin-top="0in" fo:margin-bottom="0.1965in" loext:contextual-spacing="false" fo:text-align="start" style:justify-single-word="false"/>
      <style:text-properties officeooo:rsid="0119b62a" officeooo:paragraph-rsid="0119b62a"/>
    </style:style>
    <style:style style:name="P115" style:family="paragraph" style:parent-style-name="Preformatted_20_Text">
      <style:paragraph-properties fo:margin-top="0in" fo:margin-bottom="0.1965in" loext:contextual-spacing="false" fo:text-align="start" style:justify-single-word="false"/>
      <style:text-properties officeooo:rsid="0119b62a" officeooo:paragraph-rsid="0120bd0f"/>
    </style:style>
    <style:style style:name="P116" style:family="paragraph" style:parent-style-name="Text_20_body">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3f99e" officeooo:paragraph-rsid="00b3f99e" style:text-blinking="false" fo:background-color="transparent" style:font-name-asian="Noto Sans CJK SC" style:font-size-asian="7.84999990463257pt" style:font-weight-asian="normal" style:font-name-complex="Lohit Devanagari" style:font-size-complex="9pt" style:font-weight-complex="normal"/>
    </style:style>
    <style:style style:name="P117" style:family="paragraph" style:parent-style-name="Text_20_body">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f33146" officeooo:paragraph-rsid="00f33146" style:text-blinking="false" fo:background-color="transparent" style:font-name-asian="Noto Sans CJK SC" style:font-size-asian="7.84999990463257pt" style:font-weight-asian="normal" style:font-name-complex="Lohit Devanagari" style:font-size-complex="9pt" style:font-weight-complex="normal"/>
    </style:style>
    <style:style style:name="P118" style:family="paragraph" style:parent-style-name="Text_20_body">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10fb3d0" officeooo:paragraph-rsid="010fb3d0" style:text-blinking="false" fo:background-color="transparent" style:font-name-asian="Noto Sans CJK SC" style:font-size-asian="7.84999990463257pt" style:font-weight-asian="normal" style:font-name-complex="Lohit Devanagari" style:font-size-complex="9pt" style:font-weight-complex="normal"/>
    </style:style>
    <style:style style:name="P119" style:family="paragraph" style:parent-style-name="Text_20_body">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fe05f4" officeooo:paragraph-rsid="011bc677" style:text-blinking="false" fo:background-color="transparent" style:font-name-asian="Noto Sans CJK SC" style:font-size-asian="7.84999990463257pt" style:font-weight-asian="normal" style:font-name-complex="Lohit Devanagari" style:font-size-complex="9pt" style:font-weight-complex="normal"/>
    </style:style>
    <style:style style:name="P120" style:family="paragraph" style:parent-style-name="Text_20_body">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36436" officeooo:paragraph-rsid="00e07c8c" style:text-blinking="false" fo:background-color="transparent" style:font-size-asian="9pt" style:font-weight-asian="normal" style:font-size-complex="9pt" style:font-weight-complex="normal"/>
    </style:style>
    <style:style style:name="P121" style:family="paragraph" style:parent-style-name="Text_20_body">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9pt" fo:letter-spacing="normal" fo:font-style="normal" style:text-underline-style="none" fo:font-weight="normal" officeooo:rsid="010e3f82" officeooo:paragraph-rsid="010e3f82" style:text-blinking="false" fo:background-color="transparent" style:font-name-asian="Noto Sans Mono CJK SC" style:font-size-asian="9pt" style:font-weight-asian="bold" style:font-name-complex="Liberation Mono" style:font-size-complex="9pt" style:font-weight-complex="bold"/>
    </style:style>
    <style:style style:name="P122" style:family="paragraph" style:parent-style-name="Text_20_body">
      <style:paragraph-properties fo:margin-top="0in" fo:margin-bottom="0.1965in" loext:contextual-spacing="false" fo:text-align="start" style:justify-single-word="false"/>
      <style:text-properties officeooo:paragraph-rsid="00b2378b"/>
    </style:style>
    <style:style style:name="P123" style:family="paragraph" style:parent-style-name="Text_20_body">
      <style:paragraph-properties fo:margin-top="0in" fo:margin-bottom="0.1965in" loext:contextual-spacing="false" fo:text-align="start" style:justify-single-word="false"/>
      <style:text-properties officeooo:paragraph-rsid="00b36436"/>
    </style:style>
    <style:style style:name="P124" style:family="paragraph" style:parent-style-name="Text_20_body">
      <style:paragraph-properties fo:margin-top="0in" fo:margin-bottom="0.1965in" loext:contextual-spacing="false" fo:text-align="start" style:justify-single-word="false"/>
      <style:text-properties officeooo:paragraph-rsid="00e07c8c"/>
    </style:style>
    <style:style style:name="P125" style:family="paragraph" style:parent-style-name="Text_20_body">
      <style:paragraph-properties fo:margin-top="0in" fo:margin-bottom="0.1965in" loext:contextual-spacing="false" fo:text-align="start" style:justify-single-word="false"/>
      <style:text-properties officeooo:paragraph-rsid="010fb3d0"/>
    </style:style>
    <style:style style:name="P126" style:family="paragraph" style:parent-style-name="Text_20_body">
      <style:paragraph-properties fo:margin-top="0in" fo:margin-bottom="0.1965in" loext:contextual-spacing="false" fo:text-align="start" style:justify-single-word="false">
        <style:tab-stops>
          <style:tab-stop style:position="2.1445in"/>
        </style:tab-stops>
      </style:paragraph-properties>
      <style:text-properties officeooo:paragraph-rsid="0112b508"/>
    </style:style>
    <style:style style:name="P127" style:family="paragraph" style:parent-style-name="Text_20_body">
      <style:paragraph-properties fo:margin-top="0in" fo:margin-bottom="0.1965in" loext:contextual-spacing="false" fo:text-align="start" style:justify-single-word="false"/>
      <style:text-properties officeooo:paragraph-rsid="00b7d185"/>
    </style:style>
    <style:style style:name="P128" style:family="paragraph" style:parent-style-name="Text_20_body">
      <style:paragraph-properties fo:margin-top="0in" fo:margin-bottom="0.1965in" loext:contextual-spacing="false" fo:text-align="start" style:justify-single-word="false"/>
      <style:text-properties officeooo:paragraph-rsid="01221986"/>
    </style:style>
    <style:style style:name="P129" style:family="paragraph" style:parent-style-name="Text_20_body">
      <style:paragraph-properties fo:margin-top="0in" fo:margin-bottom="0.1965in" loext:contextual-spacing="false" fo:text-align="start" style:justify-single-word="false"/>
      <style:text-properties officeooo:paragraph-rsid="00ff0cfe"/>
    </style:style>
    <style:style style:name="P130" style:family="paragraph" style:parent-style-name="Text_20_body">
      <style:paragraph-properties fo:margin-top="0in" fo:margin-bottom="0.1965in" loext:contextual-spacing="false" fo:text-align="start" style:justify-single-word="false"/>
      <style:text-properties style:font-name="Liberation Serif" fo:font-size="12pt" fo:font-weight="normal" officeooo:rsid="00fe05f4" officeooo:paragraph-rsid="00fe05f4" style:font-size-asian="10.5pt" style:font-weight-asian="normal" style:font-size-complex="12pt" style:font-weight-complex="normal"/>
    </style:style>
    <style:style style:name="P131" style:family="paragraph" style:parent-style-name="Text_20_body">
      <style:paragraph-properties fo:margin-top="0in" fo:margin-bottom="0.1965in" loext:contextual-spacing="false" fo:text-align="start" style:justify-single-word="false"/>
      <style:text-properties officeooo:rsid="0116f4be" officeooo:paragraph-rsid="01221986"/>
    </style:style>
    <style:style style:name="P132" style:family="paragraph" style:parent-style-name="Text_20_body">
      <style:paragraph-properties fo:margin-top="0in" fo:margin-bottom="0.1965in" loext:contextual-spacing="false" fo:text-align="start" style:justify-single-word="false"/>
      <style:text-properties officeooo:rsid="01237757" officeooo:paragraph-rsid="01237757"/>
    </style:style>
    <style:style style:name="P133" style:family="paragraph" style:parent-style-name="Text_20_body">
      <style:paragraph-properties fo:margin-top="0in" fo:margin-bottom="0.1965in" loext:contextual-spacing="false" fo:text-align="start" style:justify-single-word="false">
        <style:tab-stops>
          <style:tab-stop style:position="2.1445in"/>
        </style:tab-stops>
      </style:paragraph-properties>
      <style:text-properties officeooo:rsid="0123ce6f" officeooo:paragraph-rsid="0123ce6f"/>
    </style:style>
    <style:style style:name="P134" style:family="paragraph" style:parent-style-name="Text_20_body">
      <style:paragraph-properties fo:margin-top="0in" fo:margin-bottom="0.1965in" loext:contextual-spacing="false" fo:text-align="start" style:justify-single-word="false">
        <style:tab-stops>
          <style:tab-stop style:position="2.1445in"/>
        </style:tab-stops>
      </style:paragraph-properties>
      <style:text-properties style:font-name="Liberation Mono" fo:font-size="10pt" officeooo:rsid="00dfdb41" officeooo:paragraph-rsid="0112b508" style:font-name-asian="Noto Sans CJK SC" style:font-size-asian="10pt" style:font-name-complex="Lohit Devanagari" style:font-size-complex="10pt"/>
    </style:style>
    <style:style style:name="P135" style:family="paragraph" style:parent-style-name="Heading_20_1">
      <style:paragraph-properties fo:margin-top="0in" fo:margin-bottom="0.1965in" loext:contextual-spacing="false" fo:text-align="start" style:justify-single-word="false"/>
      <style:text-properties officeooo:paragraph-rsid="009b4ad1"/>
    </style:style>
    <style:style style:name="P136" style:family="paragraph" style:parent-style-name="Heading_20_1">
      <style:paragraph-properties fo:margin-top="0in" fo:margin-bottom="0.1965in" loext:contextual-spacing="false" fo:text-align="start" style:justify-single-word="false"/>
      <style:text-properties officeooo:paragraph-rsid="00fe05f4"/>
    </style:style>
    <style:style style:name="P137" style:family="paragraph" style:parent-style-name="Heading_20_1">
      <style:paragraph-properties fo:margin-top="0in" fo:margin-bottom="0.1965in" loext:contextual-spacing="false" fo:text-align="start" style:justify-single-word="false">
        <style:tab-stops>
          <style:tab-stop style:position="2.1445in"/>
        </style:tab-stops>
      </style:paragraph-properties>
      <style:text-properties officeooo:paragraph-rsid="01237757"/>
    </style:style>
    <style:style style:name="P138" style:family="paragraph" style:parent-style-name="Heading_20_1">
      <style:paragraph-properties fo:margin-top="0in" fo:margin-bottom="0.1965in" loext:contextual-spacing="false" fo:text-align="start" style:justify-single-word="false"/>
      <style:text-properties fo:font-variant="normal" fo:text-transform="none" fo:color="#000000" style:text-line-through-style="none" style:text-line-through-type="none" style:font-name="Liberation Mono" fo:font-size="9pt" fo:font-style="normal" style:text-underline-style="none" fo:font-weight="normal" officeooo:rsid="00b2378b" officeooo:paragraph-rsid="00b2378b" style:text-blinking="false" fo:background-color="transparent" style:font-size-asian="7.84999990463257pt" style:font-weight-asian="normal" style:font-size-complex="9pt" style:font-weight-complex="normal"/>
    </style:style>
    <style:style style:name="P139" style:family="paragraph" style:parent-style-name="Contents_20_Heading">
      <style:text-properties style:font-name="Liberation Sans" fo:font-size="16pt" fo:font-weight="bold" officeooo:rsid="01151426" officeooo:paragraph-rsid="01151426" style:font-name-asian="Noto Sans CJK SC" style:font-size-asian="16pt" style:font-weight-asian="bold" style:font-name-complex="Lohit Devanagari" style:font-size-complex="16pt" style:font-weight-complex="bold"/>
    </style:style>
    <style:style style:name="P140" style:family="paragraph" style:parent-style-name="Contents_20_Heading">
      <style:text-properties style:font-name="Liberation Sans" fo:font-size="16pt" fo:font-weight="bold" officeooo:rsid="0115429b" officeooo:paragraph-rsid="0115429b" style:font-name-asian="Noto Sans CJK SC" style:font-size-asian="16pt" style:font-weight-asian="bold" style:font-name-complex="Lohit Devanagari" style:font-size-complex="16pt" style:font-weight-complex="bold"/>
    </style:style>
    <style:style style:name="P141" style:family="paragraph" style:parent-style-name="Heading_20_1">
      <style:text-properties style:font-name="Liberation Sans Serif" fo:font-size="16pt" fo:font-weight="bold" officeooo:rsid="0111732d" officeooo:paragraph-rsid="0111732d" style:font-name-asian="Noto Sans CJK SC" style:font-size-asian="16pt" style:font-weight-asian="bold" style:font-name-complex="Lohit Devanagari" style:font-size-complex="16pt" style:font-weight-complex="bold"/>
    </style:style>
    <style:style style:name="P142" style:family="paragraph" style:parent-style-name="Contents_20_1">
      <style:paragraph-properties>
        <style:tab-stops>
          <style:tab-stop style:position="6.1898in" style:type="right" style:leader-style="dotted" style:leader-text="."/>
        </style:tab-stops>
      </style:paragraph-properties>
    </style:style>
    <style:style style:name="P143" style:family="paragraph" style:parent-style-name="Contents_20_2">
      <style:paragraph-properties>
        <style:tab-stops>
          <style:tab-stop style:position="5.9929in" style:type="right" style:leader-style="dotted" style:leader-text="."/>
        </style:tab-stops>
      </style:paragraph-properties>
    </style:style>
    <style:style style:name="P144" style:family="paragraph" style:parent-style-name="Preformatted_20_Text">
      <style:paragraph-properties fo:margin-top="0in" fo:margin-bottom="0.1965in" loext:contextual-spacing="false" fo:text-align="start" style:justify-single-word="false"/>
      <style:text-properties officeooo:paragraph-rsid="0099bd16"/>
    </style:style>
    <style:style style:name="P145" style:family="paragraph" style:parent-style-name="Heading_20_1" style:list-style-name="L1" style:master-page-name="">
      <loext:graphic-properties draw:fill="none"/>
      <style:paragraph-properties fo:margin-left="0in" fo:margin-right="0in" fo:margin-top="0.1665in" fo:margin-bottom="0.0835in" loext:contextual-spacing="false" fo:text-indent="0in" style:auto-text-indent="false" style:page-number="auto" fo:background-color="transparent" fo:keep-with-next="always">
        <style:tab-stops>
          <style:tab-stop style:position="-0.1874in"/>
        </style:tab-stops>
      </style:paragraph-properties>
      <style:text-properties style:font-name="Liberation Sans" fo:font-size="16pt" fo:font-weight="bold" officeooo:rsid="00158d88" officeooo:paragraph-rsid="00158d88" style:font-name-asian="Noto Sans CJK SC" style:font-size-asian="16pt" style:font-weight-asian="bold" style:font-name-complex="Lohit Devanagari" style:font-size-complex="16pt" style:font-weight-complex="bold"/>
    </style:style>
    <style:style style:name="P146" style:family="paragraph" style:parent-style-name="Heading_20_1" style:list-style-name="L1">
      <loext:graphic-properties draw:fill="none"/>
      <style:paragraph-properties fo:margin-left="0in" fo:margin-right="0in" fo:margin-top="0.1665in" fo:margin-bottom="0.0835in" loext:contextual-spacing="false" fo:text-indent="0in" style:auto-text-indent="false" fo:break-before="page" fo:background-color="transparent">
        <style:tab-stops>
          <style:tab-stop style:position="-0.1874in"/>
        </style:tab-stops>
      </style:paragraph-properties>
      <style:text-properties officeooo:paragraph-rsid="00158d88"/>
    </style:style>
    <style:style style:name="P147" style:family="paragraph" style:parent-style-name="Heading_20_2">
      <style:text-properties officeooo:paragraph-rsid="003df87a"/>
    </style:style>
    <style:style style:name="P148" style:family="paragraph" style:parent-style-name="Heading_20_2">
      <style:text-properties officeooo:paragraph-rsid="006b3785"/>
    </style:style>
    <style:style style:name="P149" style:family="paragraph" style:parent-style-name="Heading_20_2">
      <style:text-properties officeooo:paragraph-rsid="007c8c7a"/>
    </style:style>
    <style:style style:name="P150" style:family="paragraph" style:parent-style-name="Heading_20_2">
      <style:paragraph-properties fo:margin-top="0in" fo:margin-bottom="0.1965in" loext:contextual-spacing="false" fo:text-align="start" style:justify-single-word="false"/>
      <style:text-properties officeooo:paragraph-rsid="009715ce"/>
    </style:style>
    <style:style style:name="P151" style:family="paragraph" style:parent-style-name="Heading_20_2">
      <style:paragraph-properties fo:margin-top="0in" fo:margin-bottom="0.1965in" loext:contextual-spacing="false" fo:text-align="start" style:justify-single-word="false"/>
      <style:text-properties officeooo:paragraph-rsid="00a8be99"/>
    </style:style>
    <style:style style:name="T1" style:family="text">
      <style:text-properties fo:font-size="10pt" officeooo:rsid="00bebc6e" style:font-size-asian="8.75pt" style:font-size-complex="10pt"/>
    </style:style>
    <style:style style:name="T2" style:family="text">
      <style:text-properties fo:font-size="10pt" officeooo:rsid="012796c7" style:font-size-asian="8.75pt" style:font-size-complex="10pt"/>
    </style:style>
    <style:style style:name="T3" style:family="text">
      <style:text-properties fo:font-size="10pt" officeooo:rsid="01191d13" style:font-size-asian="8.75pt" style:font-size-complex="10pt"/>
    </style:style>
    <style:style style:name="T4" style:family="text">
      <style:text-properties fo:font-size="10pt" style:font-name-asian="Noto Sans CJK SC" style:font-size-asian="10pt" style:font-name-complex="Lohit Devanagari" style:font-size-complex="10pt"/>
    </style:style>
    <style:style style:name="T5" style:family="text">
      <style:text-properties fo:font-size="10pt" officeooo:rsid="0099acb7" style:font-name-asian="Noto Sans CJK SC" style:font-size-asian="10pt" style:font-name-complex="Lohit Devanagari" style:font-size-complex="10pt"/>
    </style:style>
    <style:style style:name="T6" style:family="text">
      <style:text-properties fo:font-size="10pt" officeooo:rsid="010106eb" style:font-name-asian="Noto Sans CJK SC" style:font-size-asian="10pt" style:font-name-complex="Lohit Devanagari" style:font-size-complex="10pt"/>
    </style:style>
    <style:style style:name="T7" style:family="text">
      <style:text-properties fo:font-size="10pt" officeooo:rsid="0102e75e" style:font-name-asian="Noto Sans CJK SC" style:font-size-asian="10pt" style:font-name-complex="Lohit Devanagari" style:font-size-complex="10pt"/>
    </style:style>
    <style:style style:name="T8" style:family="text">
      <style:text-properties fo:font-size="10pt" officeooo:rsid="0112b508" style:font-name-asian="Noto Sans CJK SC" style:font-size-asian="10pt" style:font-name-complex="Lohit Devanagari" style:font-size-complex="10pt"/>
    </style:style>
    <style:style style:name="T9" style:family="text">
      <style:text-properties fo:font-size="10pt" officeooo:rsid="0120bd0f" style:font-name-asian="Noto Sans CJK SC" style:font-size-asian="10pt" style:font-name-complex="Lohit Devanagari" style:font-size-complex="10pt"/>
    </style:style>
    <style:style style:name="T10" style:family="text">
      <style:text-properties fo:font-size="10pt" officeooo:rsid="01226e28" style:font-name-asian="Noto Sans CJK SC" style:font-size-asian="10pt" style:font-name-complex="Lohit Devanagari" style:font-size-complex="10pt"/>
    </style:style>
    <style:style style:name="T11" style:family="text">
      <style:text-properties fo:font-size="10pt" officeooo:rsid="0099acb7" style:font-name-asian="Noto Sans CJK SC" style:font-size-asian="10pt" style:font-weight-asian="normal" style:font-name-complex="Lohit Devanagari" style:font-size-complex="10pt" style:font-weight-complex="normal"/>
    </style:style>
    <style:style style:name="T12" style:family="text">
      <style:text-properties fo:font-size="10pt" officeooo:rsid="00f6f253" style:font-name-asian="Noto Sans CJK SC" style:font-size-asian="10pt" style:font-weight-asian="normal" style:font-name-complex="Lohit Devanagari" style:font-size-complex="10pt" style:font-weight-complex="normal"/>
    </style:style>
    <style:style style:name="T13" style:family="text">
      <style:text-properties fo:font-variant="normal" fo:text-transform="none" fo:color="#000000" fo:font-size="9.75pt" fo:letter-spacing="normal" fo:font-style="normal" fo:font-weight="normal"/>
    </style:style>
    <style:style style:name="T14" style:family="text">
      <style:text-properties fo:font-variant="normal" fo:text-transform="none" fo:color="#000000" fo:font-size="9.75pt" fo:letter-spacing="normal" fo:font-style="normal" fo:font-weight="normal" officeooo:rsid="00389485"/>
    </style:style>
    <style:style style:name="T15" style:family="text">
      <style:text-properties fo:font-variant="normal" fo:text-transform="none" fo:color="#000000" style:font-name="Liberation Mono" fo:font-size="9.75pt" fo:letter-spacing="normal" fo:font-style="normal" fo:font-weight="normal" style:font-name-asian="Noto Sans Mono CJK SC" style:font-size-asian="10pt" style:font-name-complex="Liberation Mono" style:font-size-complex="10pt"/>
    </style:style>
    <style:style style:name="T16" style:family="text">
      <style:text-properties fo:font-variant="normal" fo:text-transform="none" fo:color="#000000" style:font-name="Liberation Mono" fo:font-size="9.75pt" fo:letter-spacing="normal" fo:font-style="normal" fo:font-weight="normal" officeooo:rsid="00389485" style:font-name-asian="Noto Sans Mono CJK SC" style:font-size-asian="10pt" style:font-name-complex="Liberation Mono" style:font-size-complex="10pt"/>
    </style:style>
    <style:style style:name="T17" style:family="text">
      <style:text-properties fo:font-variant="normal" fo:text-transform="none" fo:color="#000000" style:font-name="Liberation Mono" fo:font-size="9.75pt" fo:letter-spacing="normal" fo:font-style="normal" fo:font-weight="normal" officeooo:rsid="003ed390" style:font-name-asian="Noto Sans Mono CJK SC" style:font-size-asian="10pt" style:font-name-complex="Liberation Mono" style:font-size-complex="10pt"/>
    </style:style>
    <style:style style:name="T18" style:family="text">
      <style:text-properties fo:font-variant="normal" fo:text-transform="none" fo:color="#000000" style:font-name="Liberation Mono" fo:font-size="9.75pt" fo:letter-spacing="normal" fo:font-style="normal" fo:font-weight="normal" officeooo:rsid="003f01f2" style:font-name-asian="Noto Sans Mono CJK SC" style:font-size-asian="10pt" style:font-name-complex="Liberation Mono" style:font-size-complex="10pt"/>
    </style:style>
    <style:style style:name="T19" style:family="text">
      <style:text-properties fo:font-variant="normal" fo:text-transform="none" fo:color="#000000" style:font-name="Liberation Mono" fo:font-size="9.75pt" fo:letter-spacing="normal" fo:font-style="normal" fo:font-weight="normal" officeooo:rsid="00650bc3" style:font-name-asian="Noto Sans Mono CJK SC" style:font-size-asian="10pt" style:font-name-complex="Liberation Mono" style:font-size-complex="10pt"/>
    </style:style>
    <style:style style:name="T20" style:family="text">
      <style:text-properties fo:font-variant="normal" fo:text-transform="none" fo:color="#000000" style:font-name="Liberation Mono" fo:font-size="9.75pt" fo:letter-spacing="normal" fo:font-style="normal" fo:font-weight="normal" officeooo:rsid="00682d08" style:font-name-asian="Noto Sans Mono CJK SC" style:font-size-asian="10pt" style:font-name-complex="Liberation Mono" style:font-size-complex="10pt"/>
    </style:style>
    <style:style style:name="T21" style:family="text">
      <style:text-properties fo:font-variant="normal" fo:text-transform="none" fo:color="#000000" style:font-name="Liberation Mono" fo:font-size="9.75pt" fo:letter-spacing="normal" fo:font-style="normal" fo:font-weight="normal" officeooo:rsid="00e33357" style:font-name-asian="Noto Sans Mono CJK SC" style:font-size-asian="10pt" style:font-name-complex="Liberation Mono" style:font-size-complex="10pt"/>
    </style:style>
    <style:style style:name="T22" style:family="text">
      <style:text-properties fo:font-variant="normal" fo:text-transform="none" fo:color="#000000" style:font-name="Liberation Mono" fo:font-size="9.75pt" fo:letter-spacing="normal" fo:font-style="normal" fo:font-weight="normal" officeooo:rsid="00e46e4b" style:font-name-asian="Noto Sans Mono CJK SC" style:font-size-asian="10pt" style:font-name-complex="Liberation Mono" style:font-size-complex="10pt"/>
    </style:style>
    <style:style style:name="T23" style:family="text">
      <style:text-properties fo:font-variant="normal" fo:text-transform="none" fo:color="#000000" style:font-name="Liberation Mono" fo:font-size="9.75pt" fo:letter-spacing="normal" fo:font-style="normal" fo:font-weight="normal" officeooo:rsid="01067bab" style:font-name-asian="Noto Sans Mono CJK SC" style:font-size-asian="10pt" style:font-name-complex="Liberation Mono" style:font-size-complex="10pt"/>
    </style:style>
    <style:style style:name="T24" style:family="text">
      <style:text-properties fo:font-variant="normal" fo:text-transform="none" fo:color="#000000" style:font-name="Liberation Mono" fo:font-size="9.75pt" fo:letter-spacing="normal" fo:font-style="normal" fo:font-weight="normal" officeooo:rsid="01071264" style:font-name-asian="Noto Sans Mono CJK SC" style:font-size-asian="10pt" style:font-name-complex="Liberation Mono" style:font-size-complex="10pt"/>
    </style:style>
    <style:style style:name="T25" style:family="text">
      <style:text-properties fo:font-variant="normal" fo:text-transform="none" fo:color="#000000" style:font-name="Liberation Mono" fo:font-size="9.75pt" fo:letter-spacing="normal" fo:font-style="normal" fo:font-weight="normal" officeooo:rsid="0108ae07" style:font-name-asian="Noto Sans Mono CJK SC" style:font-size-asian="10pt" style:font-name-complex="Liberation Mono" style:font-size-complex="10pt"/>
    </style:style>
    <style:style style:name="T26" style:family="text">
      <style:text-properties fo:font-variant="normal" fo:text-transform="none" fo:color="#000000" style:font-name="Liberation Mono" fo:font-size="9.75pt" fo:letter-spacing="normal" fo:font-style="normal" fo:font-weight="normal" officeooo:rsid="0075f892" style:font-name-asian="Noto Sans Mono CJK SC" style:font-size-asian="10pt" style:font-weight-asian="bold" style:font-name-complex="Liberation Mono" style:font-size-complex="10pt" style:font-weight-complex="bold"/>
    </style:style>
    <style:style style:name="T27" style:family="text">
      <style:text-properties fo:font-variant="normal" fo:text-transform="none" fo:color="#000000" style:font-name="Liberation Mono" fo:font-size="9.75pt" fo:letter-spacing="normal" fo:font-style="normal" fo:font-weight="normal" officeooo:rsid="00e54592" style:font-name-asian="Noto Sans Mono CJK SC" style:font-size-asian="10pt" style:font-weight-asian="bold" style:font-name-complex="Liberation Mono" style:font-size-complex="10pt" style:font-weight-complex="bold"/>
    </style:style>
    <style:style style:name="T28" style:family="text">
      <style:text-properties fo:font-variant="normal" fo:text-transform="none" fo:color="#000000" style:font-name="Liberation Mono" fo:font-size="9.75pt" fo:letter-spacing="normal" fo:font-style="normal" fo:font-weight="normal" officeooo:rsid="0108ae07" style:font-name-asian="Noto Sans Mono CJK SC" style:font-size-asian="10pt" style:font-weight-asian="bold" style:font-name-complex="Liberation Mono" style:font-size-complex="10pt" style:font-weight-complex="bold"/>
    </style:style>
    <style:style style:name="T29"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30"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5f892"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31"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72818"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32"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7a38f4"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33"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d1212e"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34"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d6e718"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35"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d79d49"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36"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d915cd"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37"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e54592"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38"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e717d3"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39"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ea8280"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40"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ee72f3"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41"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eead98"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42"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0f3af04"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43"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10a5fd3"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44"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10c11e6"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45"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10ddeed"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46" style:family="text">
      <style:text-properties fo:font-variant="normal" fo:text-transform="none" fo:color="#000000" style:text-line-through-style="none" style:text-line-through-type="none" style:font-name="Liberation Mono" fo:font-size="9.75pt" fo:letter-spacing="normal" fo:font-style="normal" style:text-underline-style="none" fo:font-weight="normal" officeooo:rsid="010e3f82"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47" style:family="text">
      <style:text-properties fo:font-variant="normal" fo:text-transform="none" fo:color="#000000" style:text-line-through-style="none" style:text-line-through-type="none" style:font-name="Liberation Mono" fo:font-size="9.75pt" fo:letter-spacing="normal" fo:font-style="normal" style:text-underline-style="none" fo:font-weight="bold"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48" style:family="text">
      <style:text-properties fo:font-variant="normal" fo:text-transform="none" fo:color="#000000" style:text-line-through-style="none" style:text-line-through-type="none" style:font-name="Liberation Mono" fo:font-size="9.75pt" fo:letter-spacing="normal" fo:font-style="normal" style:text-underline-style="none" fo:font-weight="bold" officeooo:rsid="00b509cf"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49" style:family="text">
      <style:text-properties fo:font-variant="normal" fo:text-transform="none" fo:color="#000000" style:text-line-through-style="none" style:text-line-through-type="none" style:font-name="Liberation Mono" fo:font-size="9.75pt" fo:letter-spacing="normal" fo:font-style="normal" style:text-underline-style="none" fo:font-weight="bold" officeooo:rsid="00e86b61"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50" style:family="text">
      <style:text-properties fo:font-variant="normal" fo:text-transform="none" fo:color="#000000" style:text-line-through-style="none" style:text-line-through-type="none" style:font-name="Liberation Mono" fo:font-size="9pt" fo:font-style="normal" style:text-underline-style="none" fo:font-weight="normal" officeooo:rsid="00b36436"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51" style:family="text">
      <style:text-properties fo:font-variant="normal" fo:text-transform="none" fo:color="#000000" style:text-line-through-style="none" style:text-line-through-type="none" style:font-name="Liberation Mono" fo:font-size="9pt" fo:font-style="normal" style:text-underline-style="none" fo:font-weight="normal" officeooo:rsid="00b3f99e"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52" style:family="text">
      <style:text-properties fo:font-variant="normal" fo:text-transform="none" fo:color="#000000" style:text-line-through-style="none" style:text-line-through-type="none" style:font-name="Liberation Mono" fo:font-size="9pt" fo:font-style="normal" style:text-underline-style="none" fo:font-weight="normal" officeooo:rsid="00fe05f4"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53" style:family="text">
      <style:text-properties fo:font-variant="normal" fo:text-transform="none" fo:color="#000000" style:text-line-through-style="none" style:text-line-through-type="none" style:font-name="Liberation Mono" fo:font-size="9pt" fo:font-style="normal" style:text-underline-style="none" fo:font-weight="normal" officeooo:rsid="0111732d"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54" style:family="text">
      <style:text-properties fo:font-variant="normal" fo:text-transform="none" fo:color="#000000" style:text-line-through-style="none" style:text-line-through-type="none" style:font-name="Liberation Mono" fo:font-size="9pt" fo:font-style="normal" style:text-underline-style="none" fo:font-weight="normal" officeooo:rsid="00b2378b" style:text-blinking="false" fo:background-color="transparent" loext:char-shading-value="0" style:font-name-asian="Noto Sans CJK SC" style:font-size-asian="9pt" style:font-weight-asian="normal" style:font-name-complex="Lohit Devanagari" style:font-size-complex="9pt" style:font-weight-complex="normal"/>
    </style:style>
    <style:style style:name="T55" style:family="text">
      <style:text-properties fo:font-variant="normal" fo:text-transform="none" fo:color="#000000" style:text-line-through-style="none" style:text-line-through-type="none" style:font-name="Liberation Mono" fo:font-size="9pt" fo:font-style="normal" style:text-underline-style="none" fo:font-weight="normal"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56" style:family="text">
      <style:text-properties fo:font-variant="normal" fo:text-transform="none" fo:color="#000000" style:text-line-through-style="none" style:text-line-through-type="none" style:font-name="Liberation Mono" fo:font-size="9pt" fo:font-style="normal" style:text-underline-style="none" fo:font-weight="normal" officeooo:rsid="00a8be99"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57" style:family="text">
      <style:text-properties fo:font-variant="normal" fo:text-transform="none" fo:color="#000000" style:text-line-through-style="none" style:text-line-through-type="none" style:font-name="Liberation Mono" fo:font-size="9pt" fo:font-style="normal" style:text-underline-style="none" fo:font-weight="normal" officeooo:rsid="00b2378b"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58" style:family="text">
      <style:text-properties fo:font-variant="normal" fo:text-transform="none" fo:color="#000000" style:text-line-through-style="none" style:text-line-through-type="none" style:font-name="Liberation Mono" fo:font-size="9pt" fo:font-style="normal" style:text-underline-style="none" fo:font-weight="normal" officeooo:rsid="00e07c8c"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59" style:family="text">
      <style:text-properties fo:font-variant="normal" fo:text-transform="none" fo:color="#000000" style:text-line-through-style="none" style:text-line-through-type="none" style:font-name="Liberation Mono" fo:font-size="9pt" fo:font-style="normal" style:text-underline-style="none" fo:font-weight="normal" officeooo:rsid="00f3ae84"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60" style:family="text">
      <style:text-properties fo:font-variant="normal" fo:text-transform="none" fo:color="#000000" style:text-line-through-style="none" style:text-line-through-type="none" style:font-name="Liberation Mono" fo:font-size="9pt" fo:font-style="normal" style:text-underline-style="none" fo:font-weight="normal" officeooo:rsid="00ff0cfe"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61" style:family="text">
      <style:text-properties fo:font-variant="normal" fo:text-transform="none" fo:color="#000000" style:text-line-through-style="none" style:text-line-through-type="none" style:font-name="Liberation Mono" fo:font-size="9pt" fo:font-style="normal" style:text-underline-style="none" fo:font-weight="normal" officeooo:rsid="00fe05f4"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62" style:family="text">
      <style:text-properties fo:font-variant="normal" fo:text-transform="none" fo:color="#000000" style:text-line-through-style="none" style:text-line-through-type="none" style:font-name="Liberation Mono" fo:font-size="9pt" fo:font-style="normal" style:text-underline-style="none" fo:font-weight="normal" officeooo:rsid="010fb3d0"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63" style:family="text">
      <style:text-properties fo:font-variant="normal" fo:text-transform="none" fo:color="#000000" style:text-line-through-style="none" style:text-line-through-type="none" style:font-name="Liberation Mono" fo:font-size="9pt" fo:font-style="normal" style:text-underline-style="none" fo:font-weight="normal" officeooo:rsid="0111732d"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64" style:family="text">
      <style:text-properties fo:font-variant="normal" fo:text-transform="none" fo:color="#000000" style:text-line-through-style="none" style:text-line-through-type="none" style:font-name="Liberation Mono" fo:font-size="9pt" fo:font-style="normal" style:text-underline-style="none" fo:font-weight="normal" officeooo:rsid="00b7d185"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65" style:family="text">
      <style:text-properties fo:font-variant="normal" fo:text-transform="none" fo:color="#000000" style:text-line-through-style="none" style:text-line-through-type="none" style:font-name="Liberation Mono" fo:font-size="9pt" fo:font-style="normal" style:text-underline-style="none" fo:font-weight="normal" officeooo:rsid="0116f4be"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66" style:family="text">
      <style:text-properties fo:font-variant="normal" fo:text-transform="none" fo:color="#000000" style:text-line-through-style="none" style:text-line-through-type="none" style:font-name="Liberation Mono" fo:font-size="9pt" fo:font-style="normal" style:text-underline-style="none" fo:font-weight="normal" officeooo:rsid="01221986"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67" style:family="text">
      <style:text-properties fo:font-variant="normal" fo:text-transform="none" fo:color="#000000" style:text-line-through-style="none" style:text-line-through-type="none" style:font-name="Liberation Mono" fo:font-size="9pt" fo:font-style="normal" style:text-underline-style="none" fo:font-weight="normal" officeooo:rsid="0128fa4a" style:text-blinking="false" fo:background-color="transparent" loext:char-shading-value="0" style:font-name-asian="Noto Sans CJK SC" style:font-size-asian="7.84999990463257pt" style:font-weight-asian="normal" style:font-name-complex="Lohit Devanagari" style:font-size-complex="9pt" style:font-weight-complex="normal"/>
    </style:style>
    <style:style style:name="T68" style:family="text">
      <style:text-properties fo:font-variant="normal" fo:text-transform="none" fo:color="#000000" style:text-line-through-style="none" style:text-line-through-type="none" style:font-name="Liberation Mono" fo:font-size="9pt" fo:letter-spacing="normal" fo:font-style="normal" style:text-underline-style="none" fo:font-weight="normal" officeooo:rsid="010e3f82" style:text-blinking="false" fo:background-color="transparent" loext:char-shading-value="0" style:font-name-asian="Noto Sans Mono CJK SC" style:font-size-asian="9pt" style:font-weight-asian="bold" style:font-name-complex="Liberation Mono" style:font-size-complex="9pt" style:font-weight-complex="bold"/>
    </style:style>
    <style:style style:name="T69" style:family="text">
      <style:text-properties fo:font-variant="normal" fo:text-transform="none" fo:color="#000000" style:text-line-through-style="none" style:text-line-through-type="none" style:font-name="Liberation Mono" fo:font-size="9pt" fo:letter-spacing="normal" fo:font-style="normal" style:text-underline-style="none" fo:font-weight="normal" officeooo:rsid="011ca9a0" style:text-blinking="false" fo:background-color="transparent" loext:char-shading-value="0" style:font-name-asian="Noto Sans Mono CJK SC" style:font-size-asian="9pt" style:font-weight-asian="bold" style:font-name-complex="Liberation Mono" style:font-size-complex="9pt" style:font-weight-complex="bold"/>
    </style:style>
    <style:style style:name="T70" style:family="text">
      <style:text-properties fo:font-variant="normal" fo:text-transform="none" fo:color="#000000" style:text-line-through-style="none" style:text-line-through-type="none" style:font-name="Liberation Mono" fo:font-size="10pt" fo:font-style="normal" style:text-underline-style="none" style:text-blinking="false" fo:background-color="transparent" loext:char-shading-value="0" style:font-name-asian="Noto Sans CJK SC" style:font-size-asian="10pt" style:font-name-complex="Lohit Devanagari" style:font-size-complex="10pt"/>
    </style:style>
    <style:style style:name="T71" style:family="text">
      <style:text-properties fo:font-variant="normal" fo:text-transform="none" fo:color="#000000" style:text-line-through-style="none" style:text-line-through-type="none" style:font-name="Liberation Mono" fo:font-size="10pt" fo:font-style="normal" style:text-underline-style="none" fo:font-weight="normal" style:text-blinking="false" fo:background-color="transparent" loext:char-shading-value="0" style:font-name-asian="Noto Sans CJK SC" style:font-size-asian="10pt" style:font-weight-asian="normal" style:font-name-complex="Lohit Devanagari" style:font-size-complex="10pt" style:font-weight-complex="normal"/>
    </style:style>
    <style:style style:name="T72" style:family="text">
      <style:text-properties fo:font-variant="normal" fo:text-transform="none" fo:color="#000000" style:text-line-through-style="none" style:text-line-through-type="none" style:font-name="Liberation Mono" fo:font-size="10pt" fo:font-style="normal" style:text-underline-style="none" fo:font-weight="normal" officeooo:rsid="0099acb7" style:text-blinking="false" fo:background-color="transparent" loext:char-shading-value="0" style:font-name-asian="Noto Sans CJK SC" style:font-size-asian="10pt" style:font-weight-asian="normal" style:font-name-complex="Lohit Devanagari" style:font-size-complex="10pt" style:font-weight-complex="normal"/>
    </style:style>
    <style:style style:name="T73" style:family="text">
      <style:text-properties fo:font-variant="normal" fo:text-transform="none" fo:color="#000000" style:text-line-through-style="none" style:text-line-through-type="none" style:font-name="Liberation Mono" fo:font-size="10pt" fo:font-style="normal" style:text-underline-style="none" fo:font-weight="normal" officeooo:rsid="00ab8364" style:text-blinking="false" fo:background-color="transparent" loext:char-shading-value="0" style:font-name-asian="Noto Sans CJK SC" style:font-size-asian="10pt" style:font-weight-asian="normal" style:font-name-complex="Lohit Devanagari" style:font-size-complex="10pt" style:font-weight-complex="normal"/>
    </style:style>
    <style:style style:name="T74" style:family="text">
      <style:text-properties fo:font-variant="normal" fo:text-transform="none" fo:color="#000000" style:text-line-through-style="none" style:text-line-through-type="none" style:font-name="Liberation Mono" fo:font-size="10pt" fo:font-style="normal" style:text-underline-style="none" fo:font-weight="normal" officeooo:rsid="00debf35" style:text-blinking="false" fo:background-color="transparent" loext:char-shading-value="0" style:font-name-asian="Noto Sans CJK SC" style:font-size-asian="10pt" style:font-weight-asian="normal" style:font-name-complex="Lohit Devanagari" style:font-size-complex="10pt" style:font-weight-complex="normal"/>
    </style:style>
    <style:style style:name="T75" style:family="text">
      <style:text-properties fo:font-variant="normal" fo:text-transform="none" fo:color="#000000" style:text-line-through-style="none" style:text-line-through-type="none" style:font-name="Liberation Mono" fo:font-size="10pt" fo:font-style="normal" style:text-underline-style="none" fo:font-weight="normal" officeooo:rsid="00ac1741" style:text-blinking="false" fo:background-color="transparent" loext:char-shading-value="0" style:font-name-asian="Noto Sans CJK SC" style:font-size-asian="10pt" style:font-weight-asian="normal" style:font-name-complex="Lohit Devanagari" style:font-size-complex="10pt" style:font-weight-complex="normal"/>
    </style:style>
    <style:style style:name="T76" style:family="text">
      <style:text-properties fo:font-variant="normal" fo:text-transform="none" fo:color="#000000" style:text-line-through-style="none" style:text-line-through-type="none" style:font-name="Liberation Mono" fo:font-size="10pt" fo:font-style="normal" style:text-underline-style="none" fo:font-weight="normal" officeooo:rsid="00ad7e63" style:text-blinking="false" fo:background-color="transparent" loext:char-shading-value="0" style:font-name-asian="Noto Sans CJK SC" style:font-size-asian="10pt" style:font-weight-asian="normal" style:font-name-complex="Lohit Devanagari" style:font-size-complex="10pt" style:font-weight-complex="normal"/>
    </style:style>
    <style:style style:name="T77" style:family="text">
      <style:text-properties fo:font-variant="normal" fo:text-transform="none" fo:color="#000000" style:text-line-through-style="none" style:text-line-through-type="none" style:font-name="Liberation Mono" fo:font-size="10pt" fo:font-style="normal" style:text-underline-style="none" fo:font-weight="normal" officeooo:rsid="00dfdb41" style:text-blinking="false" fo:background-color="transparent" loext:char-shading-value="0" style:font-name-asian="Noto Sans CJK SC" style:font-size-asian="10pt" style:font-weight-asian="normal" style:font-name-complex="Lohit Devanagari" style:font-size-complex="10pt" style:font-weight-complex="normal"/>
    </style:style>
    <style:style style:name="T78" style:family="text">
      <style:text-properties fo:font-variant="normal" fo:text-transform="none" fo:color="#000000" style:text-line-through-style="none" style:text-line-through-type="none" style:font-name="Liberation Mono" fo:font-size="10pt" fo:font-style="normal" style:text-underline-style="none" fo:font-weight="normal" officeooo:rsid="00f8dfb1" style:text-blinking="false" fo:background-color="transparent" loext:char-shading-value="0" style:font-name-asian="Noto Sans CJK SC" style:font-size-asian="10pt" style:font-weight-asian="normal" style:font-name-complex="Lohit Devanagari" style:font-size-complex="10pt" style:font-weight-complex="normal"/>
    </style:style>
    <style:style style:name="T79" style:family="text">
      <style:text-properties fo:font-variant="normal" fo:text-transform="none" fo:color="#000000" style:text-line-through-style="none" style:text-line-through-type="none" style:font-name="Liberation Mono" fo:font-size="10pt" fo:font-style="normal" style:text-underline-style="none" fo:font-weight="normal" officeooo:rsid="00faa48b" style:text-blinking="false" fo:background-color="transparent" loext:char-shading-value="0" style:font-name-asian="Noto Sans CJK SC" style:font-size-asian="10pt" style:font-weight-asian="normal" style:font-name-complex="Lohit Devanagari" style:font-size-complex="10pt" style:font-weight-complex="normal"/>
    </style:style>
    <style:style style:name="T80" style:family="text">
      <style:text-properties fo:font-variant="normal" fo:text-transform="none" fo:color="#000000" style:text-line-through-style="none" style:text-line-through-type="none" style:font-name="Liberation Mono" fo:font-size="10pt" fo:font-style="normal" style:text-underline-style="none" fo:font-weight="normal" officeooo:rsid="00fbf5e5" style:text-blinking="false" fo:background-color="transparent" loext:char-shading-value="0" style:font-name-asian="Noto Sans CJK SC" style:font-size-asian="10pt" style:font-weight-asian="normal" style:font-name-complex="Lohit Devanagari" style:font-size-complex="10pt" style:font-weight-complex="normal"/>
    </style:style>
    <style:style style:name="T81" style:family="text">
      <style:text-properties fo:font-variant="normal" fo:text-transform="none" fo:color="#000000" style:text-line-through-style="none" style:text-line-through-type="none" style:font-name="Liberation Mono" fo:font-size="10pt" fo:font-style="normal" style:text-underline-style="none" fo:font-weight="normal" officeooo:rsid="010fb3d0" style:text-blinking="false" fo:background-color="transparent" loext:char-shading-value="0" style:font-name-asian="Noto Sans CJK SC" style:font-size-asian="10pt" style:font-weight-asian="normal" style:font-name-complex="Lohit Devanagari" style:font-size-complex="10pt" style:font-weight-complex="normal"/>
    </style:style>
    <style:style style:name="T82" style:family="text">
      <style:text-properties fo:font-variant="normal" fo:text-transform="none" fo:color="#000000" style:text-line-through-style="none" style:text-line-through-type="none" style:font-name="Liberation Mono" fo:font-size="10pt" fo:font-style="normal" style:text-underline-style="none" fo:font-weight="normal" officeooo:rsid="01114800" style:text-blinking="false" fo:background-color="transparent" loext:char-shading-value="0" style:font-name-asian="Noto Sans CJK SC" style:font-size-asian="10pt" style:font-weight-asian="normal" style:font-name-complex="Lohit Devanagari" style:font-size-complex="10pt" style:font-weight-complex="normal"/>
    </style:style>
    <style:style style:name="T83" style:family="text">
      <style:text-properties fo:font-variant="normal" fo:text-transform="none" fo:color="#000000" style:text-line-through-style="none" style:text-line-through-type="none" style:font-name="Liberation Mono" fo:font-size="10pt" fo:font-style="normal" style:text-underline-style="none" fo:font-weight="normal" officeooo:rsid="0112b508" style:text-blinking="false" fo:background-color="transparent" loext:char-shading-value="0" style:font-name-asian="Noto Sans CJK SC" style:font-size-asian="10pt" style:font-weight-asian="normal" style:font-name-complex="Lohit Devanagari" style:font-size-complex="10pt" style:font-weight-complex="normal"/>
    </style:style>
    <style:style style:name="T84" style:family="text">
      <style:text-properties fo:font-variant="normal" fo:text-transform="none" fo:color="#000000" style:text-line-through-style="none" style:text-line-through-type="none" style:font-name="Liberation Mono" fo:font-size="10pt" fo:font-style="normal" style:text-underline-style="none" fo:font-weight="normal" officeooo:rsid="011a9bdf" style:text-blinking="false" fo:background-color="transparent" loext:char-shading-value="0" style:font-name-asian="Noto Sans CJK SC" style:font-size-asian="10pt" style:font-weight-asian="normal" style:font-name-complex="Lohit Devanagari" style:font-size-complex="10pt" style:font-weight-complex="normal"/>
    </style:style>
    <style:style style:name="T85" style:family="text">
      <style:text-properties fo:font-variant="normal" fo:text-transform="none" fo:color="#000000" style:text-line-through-style="none" style:text-line-through-type="none" style:font-name="Liberation Mono" fo:font-size="10pt" fo:font-style="normal" style:text-underline-style="none" fo:font-weight="normal" officeooo:rsid="0119b62a" style:text-blinking="false" fo:background-color="transparent" loext:char-shading-value="0" style:font-name-asian="Noto Sans CJK SC" style:font-size-asian="10pt" style:font-weight-asian="normal" style:font-name-complex="Lohit Devanagari" style:font-size-complex="10pt" style:font-weight-complex="normal"/>
    </style:style>
    <style:style style:name="T86" style:family="text">
      <style:text-properties fo:font-variant="normal" fo:text-transform="none" fo:color="#000000" style:text-line-through-style="none" style:text-line-through-type="none" style:font-name="Liberation Mono" fo:font-size="10pt" fo:font-style="normal" style:text-underline-style="none" fo:font-weight="normal" officeooo:rsid="011f58be" style:text-blinking="false" fo:background-color="transparent" loext:char-shading-value="0" style:font-name-asian="Noto Sans CJK SC" style:font-size-asian="10pt" style:font-weight-asian="normal" style:font-name-complex="Lohit Devanagari" style:font-size-complex="10pt" style:font-weight-complex="normal"/>
    </style:style>
    <style:style style:name="T87" style:family="text">
      <style:text-properties fo:font-variant="normal" fo:text-transform="none" fo:color="#000000" style:text-line-through-style="none" style:text-line-through-type="none" style:font-name="Liberation Mono" fo:font-size="10pt" fo:font-style="normal" style:text-underline-style="none" fo:font-weight="normal" officeooo:rsid="0120bd0f" style:text-blinking="false" fo:background-color="transparent" loext:char-shading-value="0" style:font-name-asian="Noto Sans CJK SC" style:font-size-asian="10pt" style:font-weight-asian="normal" style:font-name-complex="Lohit Devanagari" style:font-size-complex="10pt" style:font-weight-complex="normal"/>
    </style:style>
    <style:style style:name="T88" style:family="text">
      <style:text-properties fo:font-variant="normal" fo:text-transform="none" fo:color="#000000" style:text-line-through-style="none" style:text-line-through-type="none" style:font-name="Liberation Mono" fo:font-size="10pt" fo:font-style="normal" style:text-underline-style="none" fo:font-weight="normal" officeooo:rsid="01226e28" style:text-blinking="false" fo:background-color="transparent" loext:char-shading-value="0" style:font-name-asian="Noto Sans CJK SC" style:font-size-asian="10pt" style:font-weight-asian="normal" style:font-name-complex="Lohit Devanagari" style:font-size-complex="10pt" style:font-weight-complex="normal"/>
    </style:style>
    <style:style style:name="T8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90"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9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92" style:family="text">
      <style:text-properties fo:font-variant="normal" fo:text-transform="none" fo:color="#000000" style:text-line-through-style="none" style:text-line-through-type="none" style:font-name="Arial" fo:font-size="11pt" fo:font-style="normal" style:text-underline-style="none" fo:font-weight="normal" officeooo:rsid="00ea8280" style:text-blinking="false" fo:background-color="transparent" loext:char-shading-value="0"/>
    </style:style>
    <style:style style:name="T93" style:family="text">
      <style:text-properties fo:font-variant="normal" fo:text-transform="none" fo:color="#000000" style:text-line-through-style="none" style:text-line-through-type="none" style:font-name="Arial" fo:font-size="10pt" fo:font-style="normal" style:text-underline-style="none" fo:font-weight="normal" officeooo:rsid="010106eb" style:text-blinking="false" fo:background-color="transparent" loext:char-shading-value="0" style:font-name-asian="Noto Sans CJK SC" style:font-size-asian="10pt" style:font-weight-asian="normal" style:font-name-complex="Lohit Devanagari" style:font-size-complex="10pt" style:font-weight-complex="normal"/>
    </style:style>
    <style:style style:name="T94" style:family="text">
      <style:text-properties fo:font-variant="normal" fo:text-transform="none" fo:color="#000000" style:text-line-through-style="none" style:text-line-through-type="none" style:font-name="Courier New" fo:font-size="10pt" fo:font-style="normal" style:text-underline-style="none" fo:font-weight="normal" style:text-blinking="false" fo:background-color="transparent" loext:char-shading-value="0"/>
    </style:style>
    <style:style style:name="T95" style:family="text">
      <style:text-properties fo:font-variant="normal" fo:text-transform="none" fo:color="#000000" style:text-line-through-style="none" style:text-line-through-type="none" style:font-name="Courier New" fo:font-size="10pt" fo:font-style="normal" style:text-underline-style="none" fo:font-weight="normal" officeooo:rsid="00ec04c8" style:text-blinking="false" fo:background-color="transparent" loext:char-shading-value="0"/>
    </style:style>
    <style:style style:name="T96" style:family="text">
      <style:text-properties fo:font-variant="normal" fo:text-transform="none" fo:color="#000000" style:text-line-through-style="none" style:text-line-through-type="none" style:font-name="Courier New" fo:font-size="10pt" fo:letter-spacing="normal" fo:font-style="normal" style:text-underline-style="none" fo:font-weight="normal" officeooo:rsid="007b05f6"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97" style:family="text">
      <style:text-properties fo:font-variant="normal" fo:text-transform="none" fo:color="#000000" style:text-line-through-style="none" style:text-line-through-type="none" style:font-name="Courier New" fo:font-size="10pt" fo:letter-spacing="normal" fo:font-style="normal" style:text-underline-style="none" fo:font-weight="normal" officeooo:rsid="010c11e6"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98" style:family="text">
      <style:text-properties fo:font-variant="normal" fo:text-transform="none" fo:color="#000000" style:text-line-through-style="none" style:text-line-through-type="none" style:font-name="Courier New" fo:font-size="10pt" fo:letter-spacing="normal" fo:font-style="normal" style:text-underline-style="none" fo:font-weight="bold" officeooo:rsid="007b05f6" style:text-blinking="false" fo:background-color="transparent" loext:char-shading-value="0" style:font-name-asian="Noto Sans Mono CJK SC" style:font-size-asian="10pt" style:font-weight-asian="bold" style:font-name-complex="Liberation Mono" style:font-size-complex="10pt" style:font-weight-complex="bold"/>
    </style:style>
    <style:style style:name="T99" style:family="text">
      <style:text-properties fo:font-variant="normal" fo:text-transform="none" fo:color="#000000" style:text-line-through-style="none" style:text-line-through-type="none" style:font-name="Liberation Sans" fo:font-size="14pt" fo:font-style="normal" style:text-underline-style="none" fo:font-weight="bold" officeooo:rsid="006b3785"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100" style:family="text">
      <style:text-properties fo:font-variant="normal" fo:text-transform="none" fo:color="#000000" style:text-line-through-style="none" style:text-line-through-type="none" style:font-name="Liberation Sans" fo:font-size="14pt" fo:font-style="normal" style:text-underline-style="none" fo:font-weight="bold" officeooo:rsid="003ed390"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101" style:family="text">
      <style:text-properties fo:font-variant="normal" fo:text-transform="none" fo:color="#000000" style:text-line-through-style="none" style:text-line-through-type="none" style:font-name="Liberation Sans" fo:font-size="14pt" fo:font-style="normal" style:text-underline-style="none" fo:font-weight="bold" officeooo:rsid="007c8c7a"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102" style:family="text">
      <style:text-properties fo:font-variant="normal" fo:text-transform="none" fo:color="#000000" style:text-line-through-style="none" style:text-line-through-type="none" style:font-name="Liberation Sans" fo:font-size="14pt" fo:font-style="normal" style:text-underline-style="none" fo:font-weight="bold" officeooo:rsid="009715ce"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103" style:family="text">
      <style:text-properties fo:font-variant="normal" fo:text-transform="none" fo:color="#000000" style:text-line-through-style="none" style:text-line-through-type="none" style:font-name="Liberation Sans" fo:font-size="14pt" fo:font-style="normal" style:text-underline-style="none" fo:font-weight="bold" officeooo:rsid="00a8be99"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104" style:family="text">
      <style:text-properties fo:font-variant="normal" fo:text-transform="none" fo:color="#000000" style:text-line-through-style="none" style:text-line-through-type="none" style:font-name="Liberation Sans" fo:font-size="14pt" fo:font-style="normal" style:text-underline-style="none" fo:font-weight="bold" officeooo:rsid="010ddeed"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105" style:family="text">
      <style:text-properties fo:font-variant="normal" fo:text-transform="none" fo:color="#000000" style:text-line-through-style="none" style:text-line-through-type="none" style:font-name="Liberation Sans" fo:font-size="14pt" fo:font-style="normal" style:text-underline-style="none" fo:font-weight="bold" officeooo:rsid="010e3f82"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106" style:family="text">
      <style:text-properties fo:font-variant="normal" fo:text-transform="none" fo:color="#000000" style:text-line-through-style="none" style:text-line-through-type="none" style:font-name="Liberation Sans" fo:font-size="14pt" fo:font-style="normal" style:text-underline-style="none" fo:font-weight="bold" officeooo:rsid="010fb3d0" style:text-blinking="false" fo:background-color="transparent" loext:char-shading-value="0" style:font-name-asian="Noto Sans CJK SC" style:font-size-asian="14pt" style:font-weight-asian="bold" style:font-name-complex="Lohit Devanagari" style:font-size-complex="14pt" style:font-weight-complex="bold"/>
    </style:style>
    <style:style style:name="T107" style:family="text">
      <style:text-properties fo:font-variant="normal" fo:text-transform="none" fo:color="#000000" style:text-line-through-style="none" style:text-line-through-type="none" style:font-name="Liberation Sans" fo:font-style="normal" style:text-underline-style="none" style:text-blinking="false" fo:background-color="transparent" loext:char-shading-value="0" style:font-name-asian="Noto Sans CJK SC" style:font-name-complex="Lohit Devanagari"/>
    </style:style>
    <style:style style:name="T108" style:family="text">
      <style:text-properties fo:font-variant="normal" fo:text-transform="none" fo:color="#000000" style:text-line-through-style="none" style:text-line-through-type="none" style:font-name="Liberation Sans" fo:font-size="16pt" fo:font-style="normal" style:text-underline-style="none" fo:font-weight="bold" officeooo:rsid="009b4ad1" style:text-blinking="false" fo:background-color="transparent" loext:char-shading-value="0" style:font-name-asian="Noto Sans CJK SC" style:font-size-asian="16pt" style:font-weight-asian="bold" style:font-name-complex="Lohit Devanagari" style:font-size-complex="16pt" style:font-weight-complex="bold"/>
    </style:style>
    <style:style style:name="T109" style:family="text">
      <style:text-properties fo:font-variant="normal" fo:text-transform="none" fo:color="#000000" style:text-line-through-style="none" style:text-line-through-type="none" style:font-name="Liberation Sans" fo:font-size="16pt" fo:font-style="normal" style:text-underline-style="none" fo:font-weight="bold" officeooo:rsid="00158d88" style:text-blinking="false" fo:background-color="transparent" loext:char-shading-value="0" style:font-name-asian="Noto Sans CJK SC" style:font-size-asian="16pt" style:font-weight-asian="bold" style:font-name-complex="Lohit Devanagari" style:font-size-complex="16pt" style:font-weight-complex="bold"/>
    </style:style>
    <style:style style:name="T110" style:family="text">
      <style:text-properties fo:font-variant="normal" fo:text-transform="none" fo:color="#000000" style:text-line-through-style="none" style:text-line-through-type="none" style:font-name="Liberation Sans" fo:font-size="16pt" fo:font-style="normal" style:text-underline-style="none" fo:font-weight="bold" officeooo:rsid="00fe05f4" style:text-blinking="false" fo:background-color="transparent" loext:char-shading-value="0" style:font-name-asian="Noto Sans CJK SC" style:font-size-asian="16pt" style:font-weight-asian="bold" style:font-name-complex="Lohit Devanagari" style:font-size-complex="16pt" style:font-weight-complex="bold"/>
    </style:style>
    <style:style style:name="T111" style:family="text">
      <style:text-properties fo:font-variant="normal" fo:text-transform="none" fo:color="#000000" style:text-line-through-style="none" style:text-line-through-type="none" style:font-name="Liberation Sans" fo:font-size="16pt" fo:font-style="normal" style:text-underline-style="none" fo:font-weight="bold" officeooo:rsid="010fb3d0" style:text-blinking="false" fo:background-color="transparent" loext:char-shading-value="0" style:font-name-asian="Noto Sans CJK SC" style:font-size-asian="16pt" style:font-weight-asian="bold" style:font-name-complex="Lohit Devanagari" style:font-size-complex="16pt" style:font-weight-complex="bold"/>
    </style:style>
    <style:style style:name="T112" style:family="text">
      <style:text-properties fo:font-variant="normal" fo:text-transform="none" fo:color="#000000" style:text-line-through-style="none" style:text-line-through-type="none" style:font-name="Liberation Sans" fo:font-size="16pt" fo:font-style="normal" style:text-underline-style="none" fo:font-weight="bold" officeooo:rsid="01237757" style:text-blinking="false" fo:background-color="transparent" loext:char-shading-value="0" style:font-name-asian="Noto Sans CJK SC" style:font-size-asian="16pt" style:font-weight-asian="bold" style:font-name-complex="Lohit Devanagari" style:font-size-complex="16pt" style:font-weight-complex="bold"/>
    </style:style>
    <style:style style:name="T113" style:family="text">
      <style:text-properties fo:font-variant="normal" fo:text-transform="none" fo:color="#000000" style:text-line-through-style="none" style:text-line-through-type="none" style:font-name="Liberation Sans" fo:font-size="10pt" fo:font-style="normal" style:text-underline-style="none" fo:font-weight="normal" officeooo:rsid="0099acb7" style:text-blinking="false" fo:background-color="transparent" loext:char-shading-value="0" style:font-name-asian="Noto Sans CJK SC" style:font-size-asian="10pt" style:font-weight-asian="normal" style:font-name-complex="Lohit Devanagari" style:font-size-complex="10pt" style:font-weight-complex="normal"/>
    </style:style>
    <style:style style:name="T114"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name-asian="Noto Sans CJK SC" style:font-name-complex="Lohit Devanagari"/>
    </style:style>
    <style:style style:name="T115" style:family="text">
      <style:text-properties fo:font-variant="normal" fo:text-transform="none" fo:color="#000000" style:text-line-through-style="none" style:text-line-through-type="none" fo:font-style="normal" style:text-underline-style="none" officeooo:rsid="00ff0cfe" style:text-blinking="false" fo:background-color="transparent" loext:char-shading-value="0" style:font-name-asian="Noto Sans CJK SC" style:font-name-complex="Lohit Devanagari"/>
    </style:style>
    <style:style style:name="T116" style:family="text">
      <style:text-properties officeooo:rsid="00132a4a"/>
    </style:style>
    <style:style style:name="T117" style:family="text">
      <style:text-properties style:font-name="Liberation Mono" fo:font-size="10pt" style:font-name-asian="Noto Sans Mono CJK SC" style:font-size-asian="10pt" style:font-name-complex="Liberation Mono" style:font-size-complex="10pt"/>
    </style:style>
    <style:style style:name="T118" style:family="text">
      <style:text-properties style:font-name="Liberation Mono" fo:font-size="10pt" officeooo:rsid="00150089" style:font-name-asian="Noto Sans Mono CJK SC" style:font-size-asian="10pt" style:font-name-complex="Liberation Mono" style:font-size-complex="10pt"/>
    </style:style>
    <style:style style:name="T119" style:family="text">
      <style:text-properties style:font-name="Liberation Mono" fo:font-size="10pt" officeooo:rsid="00158d88" style:font-name-asian="Noto Sans Mono CJK SC" style:font-size-asian="10pt" style:font-name-complex="Liberation Mono" style:font-size-complex="10pt"/>
    </style:style>
    <style:style style:name="T120" style:family="text">
      <style:text-properties style:font-name="Liberation Mono" fo:font-size="10pt" officeooo:rsid="002eac81" style:font-name-asian="Noto Sans Mono CJK SC" style:font-size-asian="10pt" style:font-name-complex="Liberation Mono" style:font-size-complex="10pt"/>
    </style:style>
    <style:style style:name="T121" style:family="text">
      <style:text-properties style:font-name="Liberation Mono" fo:font-size="10pt" officeooo:rsid="001dc3d9" style:font-name-asian="Noto Sans Mono CJK SC" style:font-size-asian="10pt" style:font-name-complex="Liberation Mono" style:font-size-complex="10pt"/>
    </style:style>
    <style:style style:name="T122" style:family="text">
      <style:text-properties style:font-name="Liberation Mono" fo:font-size="10pt" officeooo:rsid="008e94d8" style:font-name-asian="Noto Sans Mono CJK SC" style:font-size-asian="10pt" style:font-name-complex="Liberation Mono" style:font-size-complex="10pt"/>
    </style:style>
    <style:style style:name="T123" style:family="text">
      <style:text-properties style:font-name="Liberation Mono" fo:font-size="10pt" officeooo:rsid="009e3fea" style:font-name-asian="Noto Sans Mono CJK SC" style:font-size-asian="10pt" style:font-name-complex="Liberation Mono" style:font-size-complex="10pt"/>
    </style:style>
    <style:style style:name="T124" style:family="text">
      <style:text-properties style:font-name="Liberation Mono" fo:font-size="10pt" officeooo:rsid="00aa6be7" style:font-name-asian="Noto Sans Mono CJK SC" style:font-size-asian="10pt" style:font-name-complex="Liberation Mono" style:font-size-complex="10pt"/>
    </style:style>
    <style:style style:name="T125" style:family="text">
      <style:text-properties style:font-name="Liberation Mono" fo:font-size="10pt" officeooo:rsid="00ed0474" style:font-name-asian="Noto Sans Mono CJK SC" style:font-size-asian="10pt" style:font-name-complex="Liberation Mono" style:font-size-complex="10pt"/>
    </style:style>
    <style:style style:name="T126" style:family="text">
      <style:text-properties style:font-name="Liberation Mono" fo:font-size="10pt" officeooo:rsid="00f6f253" style:font-name-asian="Noto Sans Mono CJK SC" style:font-size-asian="10pt" style:font-name-complex="Liberation Mono" style:font-size-complex="10pt"/>
    </style:style>
    <style:style style:name="T127" style:family="text">
      <style:text-properties style:font-name="Liberation Mono" fo:font-size="10pt" officeooo:rsid="01067bab" style:font-name-asian="Noto Sans Mono CJK SC" style:font-size-asian="10pt" style:font-name-complex="Liberation Mono" style:font-size-complex="10pt"/>
    </style:style>
    <style:style style:name="T128" style:family="text">
      <style:text-properties style:font-name="Liberation Mono" fo:font-size="10pt" officeooo:rsid="011419fc" style:font-name-asian="Noto Sans Mono CJK SC" style:font-size-asian="10pt" style:font-name-complex="Liberation Mono" style:font-size-complex="10pt"/>
    </style:style>
    <style:style style:name="T129" style:family="text">
      <style:text-properties style:font-name="Liberation Mono" fo:font-size="10pt" officeooo:rsid="01151426" style:font-name-asian="Noto Sans Mono CJK SC" style:font-size-asian="10pt" style:font-name-complex="Liberation Mono" style:font-size-complex="10pt"/>
    </style:style>
    <style:style style:name="T130" style:family="text">
      <style:text-properties style:font-name="Liberation Mono" fo:font-size="10pt" officeooo:rsid="0115429b" style:font-name-asian="Noto Sans Mono CJK SC" style:font-size-asian="10pt" style:font-name-complex="Liberation Mono" style:font-size-complex="10pt"/>
    </style:style>
    <style:style style:name="T131" style:family="text">
      <style:text-properties style:font-name="Liberation Mono" fo:font-size="10pt" officeooo:rsid="011a9bdf" style:font-name-asian="Noto Sans Mono CJK SC" style:font-size-asian="10pt" style:font-name-complex="Liberation Mono" style:font-size-complex="10pt"/>
    </style:style>
    <style:style style:name="T132" style:family="text">
      <style:text-properties style:font-name="Liberation Mono" fo:font-size="10pt" officeooo:rsid="0123ce6f" style:font-name-asian="Noto Sans Mono CJK SC" style:font-size-asian="10pt" style:font-name-complex="Liberation Mono" style:font-size-complex="10pt"/>
    </style:style>
    <style:style style:name="T133" style:family="text">
      <style:text-properties style:font-name="Liberation Mono" fo:font-size="10pt" style:font-name-asian="Noto Sans CJK SC" style:font-size-asian="10pt" style:font-name-complex="Lohit Devanagari" style:font-size-complex="10pt"/>
    </style:style>
    <style:style style:name="T134" style:family="text">
      <style:text-properties style:font-name="Liberation Mono" fo:font-size="10pt" officeooo:rsid="00dfdb41" style:font-name-asian="Noto Sans CJK SC" style:font-size-asian="10pt" style:font-name-complex="Lohit Devanagari" style:font-size-complex="10pt"/>
    </style:style>
    <style:style style:name="T135" style:family="text">
      <style:text-properties style:font-name="Liberation Mono" fo:font-size="10pt" officeooo:rsid="0123ce6f" style:font-name-asian="Noto Sans CJK SC" style:font-size-asian="10pt" style:font-name-complex="Lohit Devanagari" style:font-size-complex="10pt"/>
    </style:style>
    <style:style style:name="T136" style:family="text">
      <style:text-properties style:font-name="Liberation Mono" fo:font-size="10pt" officeooo:rsid="012abbde" style:font-name-asian="Noto Sans CJK SC" style:font-size-asian="10pt" style:font-name-complex="Lohit Devanagari" style:font-size-complex="10pt"/>
    </style:style>
    <style:style style:name="T137" style:family="text">
      <style:text-properties style:font-name="Liberation Mono" fo:font-size="10pt" officeooo:rsid="012cba39" style:font-name-asian="Noto Sans CJK SC" style:font-size-asian="10pt" style:font-name-complex="Lohit Devanagari" style:font-size-complex="10pt"/>
    </style:style>
    <style:style style:name="T138" style:family="text">
      <style:text-properties style:font-name="Liberation Mono" fo:font-size="9.75pt" fo:letter-spacing="normal" fo:font-style="normal" fo:font-weight="normal" officeooo:rsid="0075f892" style:font-name-asian="Noto Sans Mono CJK SC" style:font-size-asian="10pt" style:font-weight-asian="bold" style:font-name-complex="Liberation Mono" style:font-size-complex="10pt" style:font-weight-complex="bold"/>
    </style:style>
    <style:style style:name="T139" style:family="text">
      <style:text-properties style:font-name="Liberation Mono" fo:font-size="9.75pt" fo:letter-spacing="normal" fo:font-style="normal" fo:font-weight="normal" officeooo:rsid="00cec091" style:font-name-asian="Noto Sans Mono CJK SC" style:font-size-asian="10pt" style:font-weight-asian="bold" style:font-name-complex="Liberation Mono" style:font-size-complex="10pt" style:font-weight-complex="bold"/>
    </style:style>
    <style:style style:name="T140" style:family="text">
      <style:text-properties style:font-name="Liberation Mono" fo:font-size="9.75pt" fo:letter-spacing="normal" fo:font-style="normal" fo:font-weight="normal" officeooo:rsid="00ea8280" style:font-name-asian="Noto Sans Mono CJK SC" style:font-size-asian="10pt" style:font-weight-asian="bold" style:font-name-complex="Liberation Mono" style:font-size-complex="10pt" style:font-weight-complex="bold"/>
    </style:style>
    <style:style style:name="T141" style:family="text">
      <style:text-properties fo:font-size="14pt" officeooo:rsid="003ed390" style:font-size-asian="14pt" style:font-size-complex="14pt"/>
    </style:style>
    <style:style style:name="T142" style:family="text">
      <style:text-properties fo:font-size="14pt" officeooo:rsid="01071264" style:font-size-asian="14pt" style:font-size-complex="14pt"/>
    </style:style>
    <style:style style:name="T143" style:family="text">
      <style:text-properties style:font-name="Liberation Sans" fo:font-size="16pt" fo:font-weight="bold" style:font-name-asian="Noto Sans CJK SC" style:font-size-asian="16pt" style:font-weight-asian="bold" style:font-name-complex="Lohit Devanagari" style:font-size-complex="16pt" style:font-weight-complex="bold"/>
    </style:style>
    <style:style style:name="T144" style:family="text">
      <style:text-properties style:font-name="Liberation Sans" fo:font-size="16pt" fo:font-weight="bold" officeooo:rsid="00158d88" style:font-name-asian="Noto Sans CJK SC" style:font-size-asian="16pt" style:font-weight-asian="bold" style:font-name-complex="Lohit Devanagari" style:font-size-complex="16pt" style:font-weight-complex="bold"/>
    </style:style>
    <style:style style:name="T145" style:family="text">
      <style:text-properties style:font-name="Liberation Sans" fo:font-size="16pt" fo:font-weight="bold" officeooo:rsid="003ed390" style:font-name-asian="Noto Sans CJK SC" style:font-size-asian="16pt" style:font-weight-asian="bold" style:font-name-complex="Lohit Devanagari" style:font-size-complex="16pt" style:font-weight-complex="bold"/>
    </style:style>
    <style:style style:name="T146" style:family="text">
      <style:text-properties style:font-name="Liberation Sans" fo:font-size="16pt" fo:font-weight="bold" officeooo:rsid="009b4ad1" style:font-name-asian="Noto Sans CJK SC" style:font-size-asian="16pt" style:font-weight-asian="bold" style:font-name-complex="Lohit Devanagari" style:font-size-complex="16pt" style:font-weight-complex="bold"/>
    </style:style>
    <style:style style:name="T147" style:family="text">
      <style:text-properties style:font-name="Liberation Sans" fo:font-size="16pt" fo:font-weight="bold" officeooo:rsid="0108ae07" style:font-name-asian="Noto Sans CJK SC" style:font-size-asian="16pt" style:font-weight-asian="bold" style:font-name-complex="Lohit Devanagari" style:font-size-complex="16pt" style:font-weight-complex="bold"/>
    </style:style>
    <style:style style:name="T148" style:family="text">
      <style:text-properties style:font-name="Liberation Sans" fo:font-size="14pt" fo:font-weight="bold" officeooo:rsid="003ed390" style:font-name-asian="Noto Sans CJK SC" style:font-size-asian="14pt" style:font-weight-asian="bold" style:font-name-complex="Lohit Devanagari" style:font-size-complex="14pt" style:font-weight-complex="bold"/>
    </style:style>
    <style:style style:name="T149" style:family="text">
      <style:text-properties style:font-name="Liberation Sans" fo:font-size="14pt" fo:font-weight="bold" officeooo:rsid="006b3785" style:font-name-asian="Noto Sans CJK SC" style:font-size-asian="14pt" style:font-weight-asian="bold" style:font-name-complex="Lohit Devanagari" style:font-size-complex="14pt" style:font-weight-complex="bold"/>
    </style:style>
    <style:style style:name="T150" style:family="text">
      <style:text-properties style:font-name="Liberation Sans" fo:font-size="14pt" fo:font-weight="bold" officeooo:rsid="01071264" style:font-name-asian="Noto Sans CJK SC" style:font-size-asian="14pt" style:font-weight-asian="bold" style:font-name-complex="Lohit Devanagari" style:font-size-complex="14pt" style:font-weight-complex="bold"/>
    </style:style>
    <style:style style:name="T151" style:family="text">
      <style:text-properties style:font-name="Liberation Sans" fo:font-size="14pt" fo:font-weight="bold" officeooo:rsid="0108ae07" style:font-name-asian="Noto Sans CJK SC" style:font-size-asian="14pt" style:font-weight-asian="bold" style:font-name-complex="Lohit Devanagari" style:font-size-complex="14pt" style:font-weight-complex="bold"/>
    </style:style>
    <style:style style:name="T152" style:family="text">
      <style:text-properties style:font-name="Liberation Sans" fo:font-size="10pt" style:font-name-asian="Noto Sans CJK SC" style:font-size-asian="10pt" style:font-name-complex="Lohit Devanagari" style:font-size-complex="10pt"/>
    </style:style>
    <style:style style:name="T153" style:family="text">
      <style:text-properties style:font-name="Liberation Sans" fo:font-size="10pt" officeooo:rsid="0099acb7" style:font-name-asian="Noto Sans CJK SC" style:font-size-asian="10pt" style:font-name-complex="Lohit Devanagari" style:font-size-complex="10pt"/>
    </style:style>
    <style:style style:name="T154" style:family="text">
      <style:text-properties officeooo:rsid="003f01f2"/>
    </style:style>
    <style:style style:name="T155" style:family="text">
      <style:text-properties style:font-name="Arial" fo:font-size="11pt" fo:letter-spacing="normal" fo:font-style="normal" fo:font-weight="normal" officeooo:rsid="0075f892" style:font-name-asian="Noto Sans Mono CJK SC" style:font-size-asian="10pt" style:font-weight-asian="bold" style:font-name-complex="Liberation Mono" style:font-size-complex="10pt" style:font-weight-complex="bold"/>
    </style:style>
    <style:style style:name="T156" style:family="text">
      <style:text-properties style:font-name="Arial" fo:font-size="11pt" fo:letter-spacing="normal" fo:font-style="normal" fo:font-weight="normal" officeooo:rsid="00ea8280" style:font-name-asian="Noto Sans Mono CJK SC" style:font-size-asian="10pt" style:font-weight-asian="bold" style:font-name-complex="Liberation Mono" style:font-size-complex="10pt" style:font-weight-complex="bold"/>
    </style:style>
    <style:style style:name="T157" style:family="text">
      <style:text-properties officeooo:rsid="002685dc"/>
    </style:style>
    <style:style style:name="T158" style:family="text">
      <style:text-properties officeooo:rsid="002836b7"/>
    </style:style>
    <style:style style:name="T159" style:family="text">
      <style:text-properties officeooo:rsid="008e94d8"/>
    </style:style>
    <style:style style:name="T160" style:family="text">
      <style:text-properties style:font-name-asian="Noto Sans CJK SC" style:font-name-complex="Lohit Devanagari"/>
    </style:style>
    <style:style style:name="T161" style:family="text">
      <style:text-properties officeooo:rsid="00fe05f4" style:font-name-asian="Noto Sans CJK SC" style:font-name-complex="Lohit Devanagari"/>
    </style:style>
    <style:style style:name="T162" style:family="text">
      <style:text-properties officeooo:rsid="009d0afa"/>
    </style:style>
    <style:style style:name="T163" style:family="text">
      <style:text-properties officeooo:rsid="009e3fea"/>
    </style:style>
    <style:style style:name="T164" style:family="text">
      <style:text-properties officeooo:rsid="00a3b985"/>
    </style:style>
    <style:style style:name="T165" style:family="text">
      <style:text-properties officeooo:rsid="00aa6be7"/>
    </style:style>
    <style:style style:name="T166" style:family="text">
      <style:text-properties officeooo:rsid="00b456aa"/>
    </style:style>
    <style:style style:name="T167" style:family="text">
      <style:text-properties officeooo:rsid="00d28b6a"/>
    </style:style>
    <style:style style:name="T168" style:family="text">
      <style:text-properties officeooo:rsid="00debf35"/>
    </style:style>
    <style:style style:name="T169" style:family="text">
      <style:text-properties fo:font-weight="bold" officeooo:rsid="01067bab" style:font-weight-asian="bold" style:font-weight-complex="bold"/>
    </style:style>
    <style:style style:name="T170" style:family="text">
      <style:text-properties officeooo:rsid="00ed0474"/>
    </style:style>
    <style:style style:name="T171" style:family="text">
      <style:text-properties officeooo:rsid="00f3ae84"/>
    </style:style>
    <style:style style:name="T172" style:family="text">
      <style:text-properties officeooo:rsid="00f3af04"/>
    </style:style>
    <style:style style:name="T173" style:family="text">
      <style:text-properties officeooo:rsid="00f6f253"/>
    </style:style>
    <style:style style:name="T174" style:family="text">
      <style:text-properties officeooo:rsid="00f7d6bd"/>
    </style:style>
    <style:style style:name="T175" style:family="text">
      <style:text-properties fo:letter-spacing="normal" officeooo:rsid="0099acb7" style:font-name-asian="Noto Sans CJK SC" style:font-size-asian="7.84999990463257pt" style:font-weight-asian="normal" style:font-name-complex="Lohit Devanagari" style:font-size-complex="9pt" style:font-weight-complex="normal"/>
    </style:style>
    <style:style style:name="T176" style:family="text">
      <style:text-properties fo:letter-spacing="normal" officeooo:rsid="00f7d6bd" style:font-name-asian="Noto Sans CJK SC" style:font-size-asian="7.84999990463257pt" style:font-weight-asian="normal" style:font-name-complex="Lohit Devanagari" style:font-size-complex="9pt" style:font-weight-complex="normal"/>
    </style:style>
    <style:style style:name="T177" style:family="text">
      <style:text-properties officeooo:rsid="00faa48b"/>
    </style:style>
    <style:style style:name="T178" style:family="text">
      <style:text-properties officeooo:rsid="00fbf5e5"/>
    </style:style>
    <style:style style:name="T179" style:family="text">
      <style:text-properties officeooo:rsid="00fc7d2f"/>
    </style:style>
    <style:style style:name="T180" style:family="text">
      <style:text-properties officeooo:rsid="00ff0cfe"/>
    </style:style>
    <style:style style:name="T181" style:family="text">
      <style:text-properties officeooo:rsid="01067bab"/>
    </style:style>
    <style:style style:name="T182" style:family="text">
      <style:text-properties officeooo:rsid="01071264"/>
    </style:style>
    <style:style style:name="T183" style:family="text">
      <style:text-properties officeooo:rsid="0108ae07"/>
    </style:style>
    <style:style style:name="T184" style:family="text">
      <style:text-properties officeooo:rsid="010ddeed"/>
    </style:style>
    <style:style style:name="T185" style:family="text">
      <style:text-properties officeooo:rsid="011bc677"/>
    </style:style>
    <style:style style:name="T186" style:family="text">
      <style:text-properties officeooo:rsid="011c6dc9"/>
    </style:style>
    <style:style style:name="T187" style:family="text">
      <style:text-properties officeooo:rsid="011ca9a0"/>
    </style:style>
    <style:style style:name="T188" style:family="text">
      <style:text-properties officeooo:rsid="01221986"/>
    </style:style>
    <style:style style:name="T189" style:family="text">
      <style:text-properties officeooo:rsid="012d3070"/>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116">Aut</text:span><text:span text:style-name="T128">eurs</text:span><text:span text:style-name="T116">: </text:span>Angelica Amine, Mohamed Yassine Yahyaoui<text:tab/><text:tab/><text:tab/><text:tab/><text:tab/></text:p>
      <text:p text:style-name="P29"><text:span text:style-name="T116">Date : </text:span><text:span text:style-name="T128">Février</text:span><text:span text:style-name="T116"> 2021</text:span></text:p>
      <text:p text:style-name="P28">UGE</text:p>
      <text:p text:style-name="P28"/>
      <text:p text:style-name="P31"/>
      <text:p text:style-name="P88">ChatOS</text:p>
      <text:p text:style-name="P24"/>
      <text:p text:style-name="P23"/>
      <text:p text:style-name="P139">Abstrait</text:p>
      <text:p text:style-name="P23"/>
      <text:p text:style-name="P50"><text:span text:style-name="T118">C</text:span><text:span text:style-name="T129">hatOs est un service de discussion entre plusieurs Clients utilisant le même serveur appliquant un protocol pré-défini sans partager leur adresse IP.</text:span></text:p>
      <text:p text:style-name="P25"/>
      <text:p text:style-name="P23"/>
      <text:p text:style-name="P140">Statut de ce mémo</text:p>
      <text:p text:style-name="P26"/>
      <text:p text:style-name="P52"><text:span text:style-name="T119">C</text:span><text:span text:style-name="T130">ette requête résume le protocol pour être implémenté dans différents paquets utilisés pour la communication entre les utilisateurs et les autres clients</text:span><text:span text:style-name="T119">.</text:span></text:p>
      <text:p text:style-name="P51"><text:span text:style-name="T119">C</text:span><text:span text:style-name="T117">e document explique de plus, les décisions derrière la structure des paquets.</text:span></text:p>
      <text:p text:style-name="P27"/>
      <text:p text:style-name="P22"/>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142"><text:a xlink:type="simple" xlink:href="#__RefHeading___Toc214_2205398687" text:style-name="Index_20_Link" text:visited-style-name="Index_20_Link">1. Introduction<text:tab/>2</text:a></text:p>
          <text:p text:style-name="P143"><text:a xlink:type="simple" xlink:href="#__RefHeading___Toc221_2205398687" text:style-name="Index_20_Link" text:visited-style-name="Index_20_Link">1.1. Notation des exigences<text:tab/>2</text:a></text:p>
          <text:p text:style-name="P143"><text:a xlink:type="simple" xlink:href="#__RefHeading___Toc223_2205398687" text:style-name="Index_20_Link" text:visited-style-name="Index_20_Link">1.2. Terminologie<text:tab/>2</text:a></text:p>
          <text:p text:style-name="P142"><text:a xlink:type="simple" xlink:href="#__RefHeading___Toc239_2205398687" text:style-name="Index_20_Link" text:visited-style-name="Index_20_Link">2. Connexion au serveur et premières requêtes<text:tab/>3</text:a></text:p>
          <text:p text:style-name="P143"><text:a xlink:type="simple" xlink:href="#__RefHeading___Toc1184_2205398687" text:style-name="Index_20_Link" text:visited-style-name="Index_20_Link">2.1. Connexion au serveur<text:tab/>3</text:a></text:p>
          <text:p text:style-name="P143"><text:a xlink:type="simple" xlink:href="#__RefHeading___Toc1766_3390238060" text:style-name="Index_20_Link" text:visited-style-name="Index_20_Link">2.</text:a><text:a xlink:type="simple" xlink:href="#__RefHeading___Toc1766_3390238060" text:style-name="Index_20_Link" text:visited-style-name="Index_20_Link">2</text:a><text:a xlink:type="simple" xlink:href="#__RefHeading___Toc1766_3390238060" text:style-name="Index_20_Link" text:visited-style-name="Index_20_Link">. </text:a><text:a xlink:type="simple" xlink:href="#__RefHeading___Toc1766_3390238060" text:style-name="Index_20_Link" text:visited-style-name="Index_20_Link">Message publique à tous les utilisateurs</text:a><text:a xlink:type="simple" xlink:href="#__RefHeading___Toc1766_3390238060" text:style-name="Index_20_Link" text:visited-style-name="Index_20_Link"><text:tab/>3</text:a></text:p>
          <text:p text:style-name="P143"><text:a xlink:type="simple" xlink:href="#__RefHeading___Toc1768_3390238060" text:style-name="Index_20_Link" text:visited-style-name="Index_20_Link">2.</text:a><text:a xlink:type="simple" xlink:href="#__RefHeading___Toc1768_3390238060" text:style-name="Index_20_Link" text:visited-style-name="Index_20_Link">3</text:a><text:a xlink:type="simple" xlink:href="#__RefHeading___Toc1768_3390238060" text:style-name="Index_20_Link" text:visited-style-name="Index_20_Link">. </text:a><text:a xlink:type="simple" xlink:href="#__RefHeading___Toc1768_3390238060" text:style-name="Index_20_Link" text:visited-style-name="Index_20_Link">Message à un utilisateur spécifique</text:a><text:a xlink:type="simple" xlink:href="#__RefHeading___Toc1768_3390238060" text:style-name="Index_20_Link" text:visited-style-name="Index_20_Link"><text:tab/>4</text:a></text:p>
          <text:p text:style-name="P142"><text:a xlink:type="simple" xlink:href="#__RefHeading___Toc1771_3390238060" text:style-name="Index_20_Link" text:visited-style-name="Index_20_Link">3</text:a><text:a xlink:type="simple" xlink:href="#__RefHeading___Toc1771_3390238060" text:style-name="Index_20_Link" text:visited-style-name="Index_20_Link">. </text:a><text:a xlink:type="simple" xlink:href="#__RefHeading___Toc1771_3390238060" text:style-name="Index_20_Link" text:visited-style-name="Index_20_Link">La connexion privée</text:a><text:a xlink:type="simple" xlink:href="#__RefHeading___Toc1771_3390238060" text:style-name="Index_20_Link" text:visited-style-name="Index_20_Link"><text:tab/>5</text:a></text:p>
          <text:p text:style-name="P143"><text:a xlink:type="simple" xlink:href="#__RefHeading___Toc866_3459904910" text:style-name="Index_20_Link" text:visited-style-name="Index_20_Link">3</text:a><text:a xlink:type="simple" xlink:href="#__RefHeading___Toc866_3459904910" text:style-name="Index_20_Link" text:visited-style-name="Index_20_Link">.1</text:a><text:a xlink:type="simple" xlink:href="#__RefHeading___Toc866_3459904910" text:style-name="Index_20_Link" text:visited-style-name="Index_20_Link">. </text:a><text:a xlink:type="simple" xlink:href="#__RefHeading___Toc866_3459904910" text:style-name="Index_20_Link" text:visited-style-name="Index_20_Link">Description</text:a><text:a xlink:type="simple" xlink:href="#__RefHeading___Toc866_3459904910" text:style-name="Index_20_Link" text:visited-style-name="Index_20_Link"><text:tab/>5</text:a></text:p>
          <text:p text:style-name="P142"><text:a xlink:type="simple" xlink:href="#__RefHeading___Toc1781_1544433501" text:style-name="Index_20_Link" text:visited-style-name="Index_20_Link">4</text:a><text:a xlink:type="simple" xlink:href="#__RefHeading___Toc1781_1544433501" text:style-name="Index_20_Link" text:visited-style-name="Index_20_Link">. </text:a><text:a xlink:type="simple" xlink:href="#__RefHeading___Toc1781_1544433501" text:style-name="Index_20_Link" text:visited-style-name="Index_20_Link">Etablissement de la connexion privée</text:a><text:a xlink:type="simple" xlink:href="#__RefHeading___Toc1781_1544433501" text:style-name="Index_20_Link" text:visited-style-name="Index_20_Link"><text:tab/>6</text:a></text:p>
          <text:p text:style-name="P142"><text:a xlink:type="simple" xlink:href="#__RefHeading___Toc1538_1826244288" text:style-name="Index_20_Link" text:visited-style-name="Index_20_Link">5</text:a><text:a xlink:type="simple" xlink:href="#__RefHeading___Toc1538_1826244288" text:style-name="Index_20_Link" text:visited-style-name="Index_20_Link">. </text:a><text:a xlink:type="simple" xlink:href="#__RefHeading___Toc1538_1826244288" text:style-name="Index_20_Link" text:visited-style-name="Index_20_Link">Déconnecter une</text:a><text:a xlink:type="simple" xlink:href="#__RefHeading___Toc1538_1826244288" text:style-name="Index_20_Link" text:visited-style-name="Index_20_Link"> connexion privée</text:a><text:a xlink:type="simple" xlink:href="#__RefHeading___Toc1538_1826244288" text:style-name="Index_20_Link" text:visited-style-name="Index_20_Link"><text:tab/>7</text:a></text:p>
          <text:p text:style-name="P142"><text:a xlink:type="simple" xlink:href="#__RefHeading___Toc868_3459904910" text:style-name="Index_20_Link" text:visited-style-name="Index_20_Link">Codes<text:tab/>8</text:a></text:p>
          <text:p text:style-name="P142"><text:a xlink:type="simple" xlink:href="#__RefHeading___Toc870_3459904910" text:style-name="Index_20_Link" text:visited-style-name="Index_20_Link">ACK Codes<text:tab/>8</text:a></text:p>
          <text:p text:style-name="P142"><text:a xlink:type="simple" xlink:href="#__RefHeading___Toc874_3459904910" text:style-name="Index_20_Link" text:visited-style-name="Index_20_Link">Adresses des auteurs<text:tab/>8</text:a></text:p>
        </text:index-body>
      </text:table-of-content>
      <text:p text:style-name="P22"/>
      <text:list xml:id="list3167659347" text:style-name="L1">
        <text:list-header>
          <text:h text:style-name="P145" text:outline-level="1"/>
          <text:h text:style-name="P146" text:outline-level="1"><text:bookmark-start text:name="__RefHeading___Toc214_2205398687"/><text:span text:style-name="T145">1. </text:span><text:span text:style-name="T144">Introduction</text:span><text:bookmark-end text:name="__RefHeading___Toc214_2205398687"/></text:h>
        </text:list-header>
      </text:list>
      <text:p text:style-name="P47"><text:span text:style-name="T120">L</text:span><text:span text:style-name="T127">e but du protocol ChatOs est de permettre une communication multiple et privée entre des utilisateurs sans le besoin d’exposer leur adresse IP, le protocol appliqué et décrit ci-dessous est une version simplifiée d’un serveur de chat</text:span></text:p>
      <text:p text:style-name="P21"/>
      <text:p text:style-name="P46"><text:span text:style-name="T14">T</text:span><text:span text:style-name="T13">ous les paquets échangés dans ce protocol utilise le TCP (Transmission/Transfer Control Protocol). Ainsi, la disponibilité des paquets est géré par le système d’exploitation</text:span></text:p>
      <text:p text:style-name="P4"/>
      <text:p text:style-name="P47"><text:span text:style-name="T23">ChatOs permet trois principales opérations:</text:span><text:span text:style-name="T16"> </text:span></text:p>
      <text:p text:style-name="P48"><text:span text:style-name="T16"><text:tab/>- </text:span><text:span text:style-name="T23">envoyer un message à tous les utilisateurs</text:span></text:p>
      <text:p text:style-name="P9"><text:tab/>- <text:span text:style-name="T181">envoyer un message à un utilisateur spécifique</text:span></text:p>
      <text:p text:style-name="P9"><text:tab/>- <text:span text:style-name="T181">établir une connexion privée avec un autre utilisateur</text:span></text:p>
      <text:p text:style-name="P4"/>
      <text:p text:style-name="P4"><text:span text:style-name="T181">Pour être capable d’utiliser n’importe quelle opération, une connexion p</text:span><text:span text:style-name="T169">ar l’utilisateur</text:span><text:span text:style-name="T181"> avec un serveur qui utilise le même protocol DOIT être établi au préalable.</text:span></text:p>
      <text:p text:style-name="P19"/>
      <text:h text:style-name="P147" text:outline-level="2" text:is-list-header="true"><text:bookmark-start text:name="__RefHeading___Toc221_2205398687"/><text:span text:style-name="T141">1.1. </text:span><text:span text:style-name="T142">Notation des exigences</text:span><text:bookmark-end text:name="__RefHeading___Toc221_2205398687"/></text:h>
      <text:p text:style-name="P16">Ce document utilise occasionnellement des termes qui apparaissent en lettres capitales</text:p>
      <text:p text:style-name="P3"/>
      <text:p text:style-name="P15">Quand les termes “DOIT”, “DEVRAIT”, “RECOMMANDE”, “NE DOIT PAS”, “NE DEVRAIT PAS”, “POURRAIT” apparaissent, ils sont utilisés pour indiquer des exigences particulières dans cette spécification.</text:p>
      <text:p text:style-name="P3"/>
      <text:p text:style-name="Preformatted_20_Text"><text:span text:style-name="T24">Une discussion de la significations de ces termes apparaissent dans</text:span><text:span text:style-name="T16"> [</text:span><text:a xlink:type="simple" xlink:href="https://tools.ietf.org/html/rfc2119" text:style-name="Internet_20_link" text:visited-style-name="Visited_20_Internet_20_Link">RFC2119</text:a><text:span text:style-name="T16">].</text:span></text:p>
      <text:p text:style-name="P3"/>
      <text:h text:style-name="Heading_20_2" text:outline-level="2" text:is-list-header="true"><text:bookmark-start text:name="__RefHeading___Toc223_2205398687"/><text:span text:style-name="T148">1.2. </text:span><text:span text:style-name="T150">Terminologie</text:span><text:bookmark-end text:name="__RefHeading___Toc223_2205398687"/></text:h>
      <text:p text:style-name="P17">Nous décrivons dans cette section la terminologie utilisée dans le protocol.</text:p>
      <text:p text:style-name="P5"/>
      <text:p text:style-name="P6"><text:tab/>UTF8</text:p>
      <text:p text:style-name="P30"><text:span text:style-name="T17"><text:tab/><text:tab/></text:span><text:span text:style-name="T24">L’UTF8 est envoyé comme le jeu de caractères (charset) par défault utilisé dans ChatOS. Toutes les requêtes et paquets DOIVENT utiliser ce jeu de caractères sauf si indication contraire dans la RFC.</text:span></text:p>
      <text:p text:style-name="P11"><text:tab/><text:tab/></text:p>
      <text:p text:style-name="P10"><text:tab/>Requ<text:span text:style-name="T182">ête</text:span></text:p>
      <text:p text:style-name="P32"><text:span text:style-name="T18"><text:tab/><text:tab/></text:span><text:span text:style-name="T24">Un paquet contenant des données est envoyé du le client au le serveur. Le paquet commence avec un code, la taille de l’ID du client suivi de l’ID, et enfin, la taille de la zone de données suivie de la zone de données.</text:span></text:p>
      <text:p text:style-name="P33"><text:span text:style-name="T17"><text:tab/></text:span><text:span text:style-name="T18">Ack</text:span></text:p>
      <text:p text:style-name="P32"><text:span text:style-name="T18"><text:tab/><text:tab/></text:span><text:span text:style-name="T25">Une réponse du serveur au client après avoir reçu une requête.</text:span></text:p>
      <text:p text:style-name="P33"><text:span text:style-name="T19"><text:tab/><text:tab/></text:span><text:span text:style-name="T25">Elle correspond à un code représenté par un entier.</text:span></text:p>
      <text:p text:style-name="P8"/>
      <text:p text:style-name="P7"><text:tab/><text:span text:style-name="T183">Code paquet</text:span><text:span text:style-name="T154"> </text:span></text:p>
      <text:p text:style-name="P32"><text:span text:style-name="T17"><text:tab/><text:tab/></text:span><text:span text:style-name="T25">Un code au début du paquet, représenté par un entier, indique le but ou l’état du paquet.</text:span></text:p>
      <text:p text:style-name="P12"/>
      <text:p text:style-name="P32"><text:span text:style-name="T20"><text:line-break/> </text:span><text:span text:style-name="T21">Code<text:line-break/> Un code est un entier signé et codé sur un octet. Il est transmis en Big Endian.</text:span></text:p>
      <text:p text:style-name="P13"><text:soft-page-break/></text:p>
      <text:p text:style-name="P41"><text:span text:style-name="T21">L</text:span><text:span text:style-name="T15">es chaînes de caractères</text:span></text:p>
      <text:p text:style-name="P42"><text:span text:style-name="T22"><text:tab/></text:span><text:span text:style-name="T15">Les chaînes de caractères (STRING) sont encodées en UTF-8 et précédées de la taille de leur représentation sur un INT </text:span><text:span text:style-name="T22">qui est codée sur</text:span><text:span text:style-name="T15"> </text:span><text:span text:style-name="T22">deux</text:span><text:span text:style-name="T15"> octets.</text:span></text:p>
      <text:p text:style-name="P14"/>
      <text:h text:style-name="Heading_20_1" text:outline-level="1"><text:bookmark-start text:name="__RefHeading___Toc239_2205398687"/><text:span text:style-name="T144">2. </text:span><text:span text:style-name="T147">Connexion au serveur et premières requêtes</text:span><text:bookmark-end text:name="__RefHeading___Toc239_2205398687"/></text:h>
      <text:h text:style-name="P148" text:outline-level="2" text:is-list-header="true"><text:bookmark-start text:name="__RefHeading___Toc1184_2205398687"/><text:span text:style-name="T149">2.1</text:span><text:span text:style-name="T148">. </text:span><text:span text:style-name="T151">Connexion au serveur</text:span><text:bookmark-end text:name="__RefHeading___Toc1184_2205398687"/></text:h>
      <text:p text:style-name="P49"><text:span text:style-name="T28">La première étape consiste à la connexion du client au serveur</text:span><text:span text:style-name="T26">. </text:span><text:span text:style-name="T27">Le client envoie un paquet de connexion au serveur contenant son login. </text:span></text:p>
      <text:p text:style-name="P49"><text:span text:style-name="T28">Pour cela</text:span><text:span text:style-name="T26">, </text:span><text:span text:style-name="T28">le client</text:span><text:span text:style-name="T26"> </text:span><text:span text:style-name="T28">envoie un paquet connecté qui suit le format suivant</text:span><text:span text:style-name="T26"> : </text:span></text:p>
      <text:p text:style-name="P18"/>
      <text:p text:style-name="P78"><text:bookmark text:name="docs-internal-guid-dec40a1c-7fff-7fa0-f153-78be1d3da7d1"/><text:span text:style-name="T138"><text:tab/><text:tab/><text:tab/></text:span><text:span text:style-name="T139"> <text:s/></text:span><text:span text:style-name="T140">INT</text:span><text:span text:style-name="T155"> <text:s text:c="4"/></text:span><text:span text:style-name="T156">INT</text:span><text:span text:style-name="T155"> <text:s text:c="3"/>string</text:span></text:p>
      <text:p text:style-name="P86"><text:tab/><text:tab/><text:tab/> -----------------------------</text:p>
      <text:p text:style-name="P84"><text:span text:style-name="T89"><text:tab/><text:tab/><text:tab/> </text:span><text:span text:style-name="T91">| </text:span><text:span text:style-name="T94">Code</text:span><text:span text:style-name="T90"> </text:span><text:span text:style-name="T91">| <text:s text:c="2"/></text:span><text:span text:style-name="T92">NB | </text:span><text:span text:style-name="T95">Login</text:span><text:span text:style-name="T94"> </text:span><text:span text:style-name="T91">|</text:span></text:p>
      <text:p text:style-name="Text_20_body"><text:span text:style-name="T89"><text:tab/><text:tab/><text:tab/> </text:span><text:span text:style-name="T91">-----------------------------</text:span></text:p>
      <text:p text:style-name="P77"><text:span text:style-name="T43">Le code représente le type du paquet que le serveur reçoit. Dans ce cas précis, le code est</text:span><text:span text:style-name="T31"> “</text:span><text:span text:style-name="T48">0</text:span><text:span text:style-name="T31">” .</text:span><text:span text:style-name="T43"> </text:span></text:p>
      <text:p text:style-name="P60"/>
      <text:p text:style-name="P72"><text:span text:style-name="T38">T</text:span><text:span text:style-name="T30">he </text:span><text:span text:style-name="T43">Login</text:span><text:span text:style-name="T30"> </text:span><text:span text:style-name="T43">est une chaîne de caractère qui est le</text:span><text:span text:style-name="T30"> pseudonym</text:span><text:span text:style-name="T43">e</text:span><text:span text:style-name="T30"> </text:span><text:span text:style-name="T43">du</text:span><text:span text:style-name="T30"> client </text:span><text:span text:style-name="T38">limitée à 30 caractères (taille fixe)</text:span><text:span text:style-name="T30">. </text:span><text:span text:style-name="T39">Elle est précédée par le champ NB, un entier correspondant à la taille du login.</text:span></text:p>
      <text:p text:style-name="P62"/>
      <text:p text:style-name="P20">Le serveur après avoir reçu le paquet, va vérifier si celui-ci existe déjà ou non.</text:p>
      <text:p text:style-name="P54"><text:span text:style-name="T37">En réponse à cette requête</text:span><text:span text:style-name="T31">, </text:span><text:span text:style-name="T43">le serveur renvoie un paquet ACK afin que le client sache si la connexion a pu être établie ou non</text:span><text:span text:style-name="T31">. </text:span></text:p>
      <text:p text:style-name="P57"/>
      <text:p text:style-name="P54"><text:span text:style-name="T32"><text:tab/><text:tab/><text:tab/><text:tab/> <text:s/></text:span><text:span text:style-name="T39">INT</text:span><text:span text:style-name="T91"> </text:span></text:p>
      <text:p text:style-name="P86"><text:tab/><text:tab/><text:tab/><text:tab/>----------</text:p>
      <text:p text:style-name="P84"><text:span text:style-name="T91"><text:tab/><text:tab/><text:tab/><text:tab/>| </text:span><text:span text:style-name="T94">Code</text:span><text:span text:style-name="T90"> </text:span><text:span text:style-name="T91">|</text:span></text:p>
      <text:p text:style-name="P79"><text:tab/><text:tab/><text:tab/><text:tab/>---------</text:p>
      <text:p text:style-name="P64">Le champ code est un entier qui vérifie si le paquet reçu du client est valide ou non.</text:p>
      <text:p text:style-name="P61"/>
      <text:p text:style-name="P55"><text:span text:style-name="T44">Si la connexion a été établie avec succès, le code a alors</text:span><text:span text:style-name="T29"> </text:span><text:span text:style-name="T44">la valeur </text:span><text:span text:style-name="T29">“</text:span><text:span text:style-name="T47">10” </text:span><text:span text:style-name="T49">qui signifie que l’identifiant donné n’existe pas déjà</text:span><text:span text:style-name="T47">.</text:span></text:p>
      <text:p text:style-name="P56"><text:span text:style-name="T97">Si le login est déjà utilisé par un autre client, dans ce cas la connexion échoue et le code est</text:span><text:span text:style-name="T96"> “</text:span><text:span text:style-name="T98">11”.</text:span></text:p>
      <text:p text:style-name="P63"/>
      <text:h text:style-name="P149" text:outline-level="2" text:is-list-header="true"><text:bookmark-start text:name="__RefHeading___Toc1766_3390238060"/><text:span text:style-name="T99">2.</text:span><text:span text:style-name="T101">2</text:span><text:span text:style-name="T100">. </text:span><text:span text:style-name="T104">Message publique à tous les utilisateurs</text:span><text:bookmark-end text:name="__RefHeading___Toc1766_3390238060"/></text:h>
      <text:p text:style-name="P58"><text:span text:style-name="T184">Une fois que le client est connecté au serveur, il peut alors envoyé un message à tous les utilisateurs ou à un utilisateur spécifique du serveur.</text:span><text:span text:style-name="T167"> </text:span><text:span text:style-name="T170">Il faut contrôler le fait que l’utilisateur ne peut pas envoyer un message avec un autre login.</text:span></text:p>
      <text:p text:style-name="P59"><text:span text:style-name="T184">Dans cette partie, nous allons décrire la procédure d’envoie d’un message publique à tous les utilisateurs.</text:span><text:line-break/><text:span text:style-name="T184">Pour qu’un client A envoie un message à tous les autres clients, il doit envoyer un paquet au serveur avec le format suivant:</text:span></text:p>
      <text:p text:style-name="P80"><text:soft-page-break/></text:p>
      <text:p text:style-name="P65"/>
      <text:p text:style-name="P65"><text:s text:c="2"/><text:tab/> <text:s text:c="15"/><text:span text:style-name="T170">INT</text:span> <text:s text:c="3"/><text:span text:style-name="T157"><text:s text:c="14"/></text:span><text:span text:style-name="T170">INT</text:span><text:span text:style-name="T157"> <text:s text:c="27"/></text:span><text:span text:style-name="T172">string</text:span><text:span text:style-name="T157"> <text:s/><text:tab/> <text:s text:c="8"/></text:span><text:span text:style-name="T170">INT</text:span><text:span text:style-name="T157"> <text:s text:c="9"/></text:span><text:span text:style-name="T172">string</text:span> <text:s text:c="6"/></text:p>
      <text:p text:style-name="P34"><text:s text:c="12"/>-----------------------------------------------------------</text:p>
      <text:p text:style-name="P34"><text:s text:c="12"/>| <text:span text:style-name="T121">Code</text:span> <text:s/>| <text:s text:c="2"/><text:span text:style-name="T166">TAILLE</text:span><text:span text:style-name="T125">SENDER</text:span> <text:s text:c="2"/><text:span text:style-name="T166">| <text:s text:c="3"/></text:span><text:span text:style-name="T125">SENDER</text:span><text:span text:style-name="T166"> <text:s text:c="3"/>| </text:span><text:span text:style-name="T157">TailleM | <text:s/>MSG </text:span><text:span text:style-name="T158">|</text:span></text:p>
      <text:p text:style-name="P89"><text:span text:style-name="T107"><text:s text:c="12"/><text:tab/> </text:span><text:span text:style-name="T70"><text:s text:c="6"/>-----------------------------------------------------------</text:span></text:p>
      <text:p text:style-name="P107"/>
      <text:p text:style-name="P90"><text:span text:style-name="T45">Le code est un entier de valeur 1 qui signifie que le client A envoie un message</text:span><text:span text:style-name="T34"> </text:span><text:span text:style-name="T42">à tous les utilisateurs</text:span><text:span text:style-name="T34">.</text:span><text:span text:style-name="T33"> </text:span><text:span text:style-name="T45">Le champ suivant est la taille du login</text:span><text:span text:style-name="T35"> </text:span><text:span text:style-name="T40">du client A. </text:span></text:p>
      <text:p text:style-name="P91"><text:span text:style-name="T45">Le</text:span><text:span text:style-name="T35"> </text:span><text:span text:style-name="T41">SENDER (login client A)</text:span><text:span text:style-name="T35"> </text:span><text:span text:style-name="T45">DOIT être de la même taille que</text:span><text:span text:style-name="T35"> Taille</text:span><text:span text:style-name="T40">S</text:span><text:span text:style-name="T35">, </text:span><text:span text:style-name="T45">le champ suivant correspond à la taille tailleM du message MSG à envoyer</text:span><text:span text:style-name="T36">. </text:span><text:span text:style-name="T40">Le message MSG ne peut pas occuper plus de 1024 octet</text:span><text:span text:style-name="T45">s</text:span><text:span text:style-name="T40">.</text:span></text:p>
      <text:p text:style-name="P95"><text:span text:style-name="T33">U</text:span><text:span text:style-name="T46">ne fois que le paquet est vérifié par le serveur, celui-ci envoie le message à tous les utilisateurs dans un nouveau paquet avec la même structure que le paquet reçu de A au serveur:</text:span><text:span text:style-name="T33"><text:line-break/></text:span></text:p>
      <text:p text:style-name="P67"><text:s text:c="2"/><text:tab/><text:tab/><text:tab/> <text:s text:c="6"/><text:span text:style-name="T172">INT</text:span> <text:s text:c="12"/><text:span text:style-name="T172">INT</text:span> <text:s text:c="7"/><text:span text:style-name="T159">string</text:span> <text:span text:style-name="T157"><text:s text:c="8"/><text:tab/></text:span><text:span text:style-name="T172">INT</text:span><text:span text:style-name="T157"> <text:s text:c="4"/></text:span><text:span text:style-name="T172">string</text:span> <text:s text:c="9"/></text:p>
      <text:p text:style-name="P37"><text:s text:c="13"/><text:tab/> <text:s/>---------------------------------------------</text:p>
      <text:p text:style-name="P37"><text:s text:c="12"/><text:tab/> <text:s/>| <text:span text:style-name="T121">Code</text:span> <text:s/>|<text:span text:style-name="T162">TailleCA|</text:span> <text:span text:style-name="T122">ClientA</text:span> | <text:span text:style-name="T157">TailleM | <text:s/>MSG </text:span><text:span text:style-name="T158">|</text:span></text:p>
      <text:p text:style-name="P99"><text:span text:style-name="T152"><text:s text:c="12"/><text:tab/> </text:span><text:span text:style-name="T4"><text:s text:c="2"/><text:tab/><text:tab/> <text:s/>---------------------------------------------</text:span></text:p>
      <text:p text:style-name="P111">Le code envoyé du serveur à tous les autres utilisateurs est la valeur <text:span text:style-name="T186">3</text:span>.</text:p>
      <text:h text:style-name="P150" text:outline-level="2" text:is-list-header="true"><text:bookmark-start text:name="__RefHeading___Toc1768_3390238060"/><text:span text:style-name="T99">2.</text:span><text:span text:style-name="T102">3</text:span><text:span text:style-name="T100">. </text:span><text:span text:style-name="T105">Message à un utilisateur spécifique</text:span><text:bookmark-end text:name="__RefHeading___Toc1768_3390238060"/></text:h>
      <text:p text:style-name="P121">La procédure est la même que l’envoie du message à tous les utilisateurs. La seule différence est de donner également le login du client destinataire. Par exemple si nous envoyons un message à un client B, nous aurons le format suivant:</text:p>
      <text:p text:style-name="P66"><text:s text:c="2"/><text:tab/><text:tab/><text:span text:style-name="T173">INT</text:span><text:tab/> <text:s text:c="5"/><text:span text:style-name="T173">INT</text:span> <text:s text:c="7"/><text:span text:style-name="T173">string</text:span> <text:s text:c="14"/><text:span text:style-name="T173">INT</text:span> <text:span text:style-name="T157"><text:s text:c="9"/></text:span><text:span text:style-name="T173">string</text:span><text:span text:style-name="T157"> <text:s text:c="9"/></text:span><text:span text:style-name="T173">INT</text:span> <text:s text:c="12"/><text:span text:style-name="T173">string</text:span></text:p>
      <text:p text:style-name="P35"><text:s text:c="10"/>---------------------------------------------------------------</text:p>
      <text:p text:style-name="P43"><text:s text:c="9"/>| <text:span text:style-name="T121">Code</text:span> <text:s/>|<text:span text:style-name="T162">TailleC</text:span><text:span text:style-name="T173">A</text:span><text:span text:style-name="T162">|</text:span> <text:span text:style-name="T122">Client</text:span><text:span text:style-name="T126">A</text:span> ||<text:span text:style-name="T162">TailleC</text:span><text:span text:style-name="T163">B</text:span><text:span text:style-name="T162">|</text:span> <text:span text:style-name="T122">Client</text:span><text:span text:style-name="T123">B</text:span> | <text:span text:style-name="T157">TailleM | <text:s/>MSG </text:span><text:span text:style-name="T158">|</text:span></text:p>
      <text:p text:style-name="P100"><text:span text:style-name="T153"><text:s text:c="12"/><text:tab/> </text:span><text:span text:style-name="T5"><text:s text:c="4"/>---------------------------------------------------------------</text:span></text:p>
      <text:p text:style-name="P108"><text:span text:style-name="T11">D</text:span><text:span text:style-name="T12">ans ce cas, le code aura la valeur 2 pour dire que le client A envoie un message au client B uniquement.</text:span><text:span text:style-name="T175"> </text:span><text:span text:style-name="T176">Si le client n’existe pas ou que le format du paquet n’est pas respecté, la requête est ignorée.</text:span></text:p>
      <text:p text:style-name="P144"><text:span text:style-name="T68">Dans le cas où le client B existe bien, un paquet du serveur vers celui-ci est envoyé. Le format est le même que le paquet du clietn A vers le serveur avec le code </text:span><text:span text:style-name="T69">4</text:span><text:span text:style-name="T68">:</text:span></text:p>
      <text:p text:style-name="P73"><text:span text:style-name="T164"><text:s text:c="31"/></text:span><text:span text:style-name="T174">INT</text:span> <text:s text:c="6"/><text:span text:style-name="T174">INT</text:span> <text:s text:c="13"/><text:span text:style-name="T159">string</text:span> <text:span text:style-name="T157"><text:s text:c="8"/></text:span><text:span text:style-name="T174">INT</text:span><text:span text:style-name="T157"> <text:s text:c="11"/></text:span><text:span text:style-name="T174">string</text:span> <text:s text:c="9"/></text:p>
      <text:p text:style-name="P36"><text:s text:c="13"/>---------------------------------------------</text:p>
      <text:p text:style-name="P36"><text:s text:c="13"/>| <text:span text:style-name="T121">Code</text:span> <text:s/>|<text:span text:style-name="T162">TailleCA|</text:span> <text:span text:style-name="T122">ClientA</text:span> | <text:span text:style-name="T157">TailleM | <text:s/>MSG </text:span><text:span text:style-name="T158">|</text:span></text:p>
      <text:p text:style-name="P101"><text:span text:style-name="T153"><text:s text:c="12"/><text:tab/> </text:span><text:span text:style-name="T5"><text:s text:c="2"/><text:tab/> ---------------------------------------------</text:span></text:p>
      <text:p text:style-name="P104"><text:soft-page-break/><text:span text:style-name="T5">L</text:span><text:span text:style-name="T4">orsque le client B reçoit la requête avec le code </text:span><text:span text:style-name="T10">7</text:span><text:span text:style-name="T4">, il sait qu’il reçoit un message directe du client A.</text:span></text:p>
      <text:h text:style-name="P135" text:outline-level="1"><text:bookmark-start text:name="__RefHeading___Toc1771_3390238060"/><text:span text:style-name="T108">3</text:span><text:span text:style-name="T109">. </text:span><text:span text:style-name="T111">La connexion privée</text:span><text:bookmark-end text:name="__RefHeading___Toc1771_3390238060"/></text:h>
      <text:h text:style-name="P151" text:outline-level="2" text:is-list-header="true"><text:bookmark-start text:name="__RefHeading___Toc866_3459904910"/><text:span text:style-name="T103">3</text:span><text:span text:style-name="T99">.1</text:span><text:span text:style-name="T100">. </text:span><text:span text:style-name="T103">Description</text:span><text:bookmark-end text:name="__RefHeading___Toc866_3459904910"/></text:h>
      <text:p text:style-name="P118">La connexion privée consiste à connecter deux clients sans qu’ils partagent leur adresse IP. Les deux clients A et B se connectent avec une nouvelle socket au serveur: le client A avec une socket SA et le client B avec une socket SB. Après une étape d’authentification, le serveur transfère tous les octets lus de SA vers SB et vice-versa. Après cette étape d’authentification, les deux clients utilisent cette connexion “sans contrôle”. Tout doit passer comme si c’était une connexion TCP normal entre A et B.</text:p>
      <text:p text:style-name="P118">Le protocol doit permettre aux clients d’effectuer des requêtes de connexions privées et accepter/refuser les requêtes de connexions privées entrantes.</text:p>
      <text:p text:style-name="P125"><text:span text:style-name="T103">3</text:span><text:span text:style-name="T99">.</text:span><text:span text:style-name="T103">2</text:span><text:span text:style-name="T100">. </text:span><text:span text:style-name="T106">Procédure avec des paquets</text:span></text:p>
      <text:p text:style-name="P125"><text:span text:style-name="T56">N</text:span><text:span text:style-name="T62">ous avons deux clients: le client A et le client B. Ils sont déjà connectés au serveur et A souhaite établir une connexion privée avec le client B.<text:line-break/>Le client A commence en se connectant au serveur avec ce paquet:</text:span></text:p>
      <text:p text:style-name="P68"><text:s text:c="22"/><text:span text:style-name="T177">INT</text:span> <text:s text:c="8"/><text:span text:style-name="T177">INT</text:span> <text:s text:c="5"/><text:span text:style-name="T177">string</text:span><text:span text:style-name="T157"> <text:s text:c="12"/></text:span><text:span text:style-name="T177">INT</text:span><text:span text:style-name="T157"> <text:s text:c="5"/></text:span><text:span text:style-name="T177">string</text:span> <text:s text:c="8"/></text:p>
      <text:p text:style-name="P38"><text:s text:c="10"/>------------------------------------------</text:p>
      <text:p text:style-name="P38"><text:s text:c="10"/>| <text:span text:style-name="T121">Code</text:span> <text:s/>| <text:s/><text:span text:style-name="T168">n</text:span><text:span text:style-name="T165"> <text:s/></text:span><text:span text:style-name="T162">|</text:span> <text:span text:style-name="T122">Client</text:span><text:span text:style-name="T124">A</text:span> | <text:s/><text:span text:style-name="T124">m </text:span><text:span text:style-name="T157"><text:s/>| <text:s/></text:span><text:span text:style-name="T165">ClientB</text:span><text:span text:style-name="T157"> </text:span><text:span text:style-name="T158">|</text:span></text:p>
      <text:p text:style-name="P94"><text:span text:style-name="T113"><text:s text:c="12"/><text:tab/> <text:s text:c="3"/></text:span><text:span text:style-name="T72"><text:s text:c="2"/>------------------------------------------</text:span></text:p>
      <text:p text:style-name="P96"><text:span text:style-name="T81">Si le client B n’existe pas</text:span><text:span text:style-name="T72">, </text:span><text:span text:style-name="T79">la requête est ignorée.</text:span></text:p>
      <text:p text:style-name="P113"><text:span text:style-name="T79">N</text:span><text:span text:style-name="T71">ormalement, une nouvelle connexion est établie par le paquet décrit dans la partie 2.1. mais comme les informations du client A sont déjà dans le serveur, nous pouvons utiliser ce paquet pour établir la connexion avec une nouvelle socket et informer le serveur d’une demande de connexion privée au client B.</text:span></text:p>
      <text:p text:style-name="P97"><text:span text:style-name="T81">Une fois que le serveur reçoit ce paquet, cela DOIT sauvegarder the nouvelle socket pour le client A et envoyer la requête au client B avec le format suivant:</text:span><text:span text:style-name="T73"> </text:span></text:p>
      <text:p text:style-name="P69"><text:s text:c="24"/><text:span text:style-name="T177">INT</text:span> <text:s text:c="8"/><text:span text:style-name="T177">INT</text:span> <text:s text:c="5"/><text:span text:style-name="T177">string</text:span><text:span text:style-name="T157"> <text:s text:c="6"/></text:span><text:s text:c="9"/></text:p>
      <text:p text:style-name="P39"><text:s text:c="10"/>-------------------------</text:p>
      <text:p text:style-name="P39"><text:s text:c="10"/>| <text:span text:style-name="T121">Code</text:span> <text:s/>| <text:s/><text:span text:style-name="T165">m <text:s/></text:span><text:span text:style-name="T162">|</text:span> <text:span text:style-name="T122">Client</text:span><text:span text:style-name="T124">A</text:span> |</text:p>
      <text:p text:style-name="P102"><text:span text:style-name="T153"><text:s text:c="12"/><text:tab/> <text:s text:c="3"/></text:span><text:span text:style-name="T5"><text:s text:c="2"/>-------------------------</text:span></text:p>
      <text:p text:style-name="P109"/>
      <text:p text:style-name="P97"><text:span text:style-name="T72">D</text:span><text:span text:style-name="T78">ans la conception de</text:span><text:span text:style-name="T79">s</text:span><text:span text:style-name="T78"> deux paquets ci-dessus, le code aura la valeur </text:span><text:span text:style-name="T88">4</text:span><text:span text:style-name="T78"> qui correspond à une demande d’établissement d’une connexion privée.</text:span></text:p>
      <text:p text:style-name="P97"><text:span text:style-name="T81">Le client B a deux possibilités</text:span><text:span text:style-name="T75">:<text:line-break/></text:span></text:p>
      <text:p text:style-name="P93"><text:soft-page-break/><text:span text:style-name="T74">1-</text:span><text:span text:style-name="T75"> </text:span><text:span text:style-name="T81">Accepter la </text:span><text:span text:style-name="T82">demande </text:span><text:span text:style-name="T75">:</text:span></text:p>
      <text:p text:style-name="P114"><text:span text:style-name="T74"><text:tab/></text:span><text:span text:style-name="T71">Le client B informe le serveur qu’il accepte la demande de connexion privée avec le client lui envoyant le code 12 :</text:span></text:p>
      <text:p text:style-name="P71"><text:s text:c="22"/><text:span text:style-name="T179">INT</text:span> <text:s text:c="9"/><text:span text:style-name="T179">INT</text:span> <text:s text:c="5"/><text:span text:style-name="T179">string</text:span><text:span text:style-name="T157"> <text:s text:c="11"/></text:span><text:span text:style-name="T179">INT</text:span><text:span text:style-name="T157"> <text:s text:c="6"/></text:span><text:span text:style-name="T179">string</text:span> <text:s text:c="12"/></text:p>
      <text:p text:style-name="P53"><text:s text:c="10"/>-------------------------------------------</text:p>
      <text:p text:style-name="P53"><text:s text:c="10"/>| <text:span text:style-name="T121">Code</text:span> <text:s/>| <text:s/><text:span text:style-name="T165">m <text:s/></text:span><text:span text:style-name="T162">|</text:span> <text:span text:style-name="T131">REQUESTER</text:span> | <text:s/><text:span text:style-name="T168">n</text:span><text:span text:style-name="T124"> </text:span><text:span text:style-name="T157"><text:s/>| <text:s/></text:span><text:span text:style-name="T131">TARGET</text:span><text:span text:style-name="T157"> </text:span><text:span text:style-name="T158">| </text:span></text:p>
      <text:p text:style-name="P115"><text:span text:style-name="T113"><text:s text:c="12"/><text:tab/> <text:s text:c="3"/></text:span><text:span text:style-name="T72"><text:s text:c="2"/>-------------------------------------------</text:span></text:p>
      <text:p text:style-name="P98"><text:span text:style-name="T75">U</text:span><text:span text:style-name="T85">ne fois que le serveur reçoit ce code de la part du client B, celui-ci va générer un identifiant de connexion </text:span><text:span text:style-name="T84">de type long propre à</text:span><text:span text:style-name="T85"> cette connexion privée </text:span><text:span text:style-name="T84">et l’envoyer au</text:span><text:span text:style-name="T87">x</text:span><text:span text:style-name="T84"> deux clients A et B avec le code </text:span><text:span text:style-name="T87">5</text:span><text:span text:style-name="T84"> signifiant </text:span><text:span text:style-name="T86">que l’identifiant de connexion a été créée et</text:span><text:span text:style-name="T84"> qu’une connexion entre les deux clients A et B est prête à être établie:</text:span></text:p>
      <text:p text:style-name="P70"><text:s text:c="22"/><text:span text:style-name="T179">INT</text:span> <text:s text:c="9"/><text:span text:style-name="T179">INT</text:span> <text:s text:c="5"/><text:span text:style-name="T179">string</text:span><text:span text:style-name="T157"> <text:s text:c="11"/></text:span><text:span text:style-name="T179">INT</text:span><text:span text:style-name="T157"> <text:s text:c="6"/></text:span><text:span text:style-name="T179">string</text:span> <text:s text:c="13"/><text:span text:style-name="T179">LONG</text:span></text:p>
      <text:p text:style-name="P40"><text:s text:c="10"/>------------------------------------------------------</text:p>
      <text:p text:style-name="P40"><text:s text:c="10"/>| <text:span text:style-name="T121">Code</text:span> <text:s/>| <text:s/><text:span text:style-name="T165">m <text:s/></text:span><text:span text:style-name="T162">|</text:span> <text:span text:style-name="T131">REQUESTER</text:span> | <text:s/><text:span text:style-name="T168">n</text:span><text:span text:style-name="T124"> </text:span><text:span text:style-name="T157"><text:s/>| <text:s/></text:span><text:span text:style-name="T131">TARGET</text:span><text:span text:style-name="T157"> </text:span><text:span text:style-name="T158">| </text:span><text:span text:style-name="T179">connect_id|</text:span></text:p>
      <text:p text:style-name="P93"><text:span text:style-name="T113"><text:s text:c="12"/><text:tab/> <text:s text:c="3"/></text:span><text:span text:style-name="T72"><text:s text:c="2"/>------------------------------------------------------</text:span><text:span text:style-name="T85"><text:line-break/><text:line-break/></text:span></text:p>
      <text:p text:style-name="P92"><text:span text:style-name="T74">2-</text:span><text:span text:style-name="T75"> </text:span><text:span text:style-name="T82">Refuser la demande</text:span><text:span text:style-name="T75"> :</text:span></text:p>
      <text:p text:style-name="P92"><text:span text:style-name="T75"><text:tab/></text:span><text:span text:style-name="T82">Le client B décline la demande de connexion privée en envoyant </text:span><text:span text:style-name="T84">au serveur </text:span><text:span text:style-name="T82">le paquet suivant</text:span><text:span text:style-name="T76"> </text:span><text:span text:style-name="T80">avec le code 13 qui signifie que le client B a refusé la connexion </text:span><text:span text:style-name="T76">:</text:span></text:p>
      <text:p text:style-name="P71"><text:s text:c="22"/><text:span text:style-name="T179">INT</text:span> <text:s text:c="9"/><text:span text:style-name="T179">INT</text:span> <text:s text:c="5"/><text:span text:style-name="T179">string</text:span><text:span text:style-name="T157"> <text:s text:c="11"/></text:span><text:span text:style-name="T179">INT</text:span><text:span text:style-name="T157"> <text:s text:c="6"/></text:span><text:span text:style-name="T179">string</text:span> <text:s text:c="12"/></text:p>
      <text:p text:style-name="P53"><text:s text:c="10"/>-------------------------------------------</text:p>
      <text:p text:style-name="P53"><text:s text:c="10"/>| <text:span text:style-name="T121">Code</text:span> <text:s/>| <text:s/><text:span text:style-name="T165">m <text:s/></text:span><text:span text:style-name="T162">|</text:span> <text:span text:style-name="T131">REQUESTER</text:span> | <text:s/><text:span text:style-name="T168">n</text:span><text:span text:style-name="T124"> </text:span><text:span text:style-name="T157"><text:s/>| <text:s/></text:span><text:span text:style-name="T131">TARGET</text:span><text:span text:style-name="T157"> </text:span><text:span text:style-name="T158">| </text:span></text:p>
      <text:p text:style-name="P106"><text:span text:style-name="T153"><text:s text:c="12"/><text:tab/> <text:s text:c="3"/></text:span><text:span text:style-name="T5"><text:s text:c="2"/>-------------------------------------------</text:span></text:p>
      <text:p text:style-name="P93"><text:span text:style-name="T82">Pour éviter toutes connexions pendantes</text:span><text:span text:style-name="T76">, </text:span><text:span text:style-name="T82">le client B envoie la réponse au serveur sans lancer une nouvelle connexion</text:span><text:span text:style-name="T76">. </text:span><text:span text:style-name="T82">Quand le serveur reçoit la réponse, il </text:span><text:span text:style-name="T84">alors le</text:span><text:span text:style-name="T76"> client A </text:span><text:span text:style-name="T84">que sa demande de connexion privée avec le client B a été refusé. </text:span><text:span text:style-name="T82">Après cela, le serveur ferme proprement les deux connexions.</text:span></text:p>
      <text:p text:style-name="P112"><text:span text:style-name="T189">Quelque soit la demande, </text:span>afin d’éviter toutes demandes multiples (spam) d’un client A à un client B, un système d’historique est mise en place pour un client afin de vérifier si une demande est déjà en cours. Ainsi, un client A ne peut pas demander une connexion privée plusieurs fois à un client B tant que la première demande est en cours.</text:p>
      <text:h text:style-name="P136" text:outline-level="1"><text:bookmark-start text:name="__RefHeading___Toc1781_1544433501"/><text:span text:style-name="T110">4</text:span><text:span text:style-name="T109">. </text:span><text:span text:style-name="T110">Etablissement de la connexion privée</text:span><text:bookmark-end text:name="__RefHeading___Toc1781_1544433501"/></text:h>
      <text:p text:style-name="P130"><text:span text:style-name="T114">Après que le client B ait accepté la demande de connexion privée du client A et que le serveur a envoyé l’identifiant unique aux deux clients, les deux peuvent établir une connexion privée. </text:span><text:span text:style-name="T115">Les deux clients se connectent chacun avec une nouvelle connexion TCP sur laquelle ils envoient une requête de la forme suivante:</text:span></text:p>
      <text:p text:style-name="P74"><text:soft-page-break/><text:s text:c="2"/><text:span text:style-name="T178">INT</text:span> <text:s text:c="11"/><text:span text:style-name="T180">LONG</text:span> <text:s text:c="7"/></text:p>
      <text:p text:style-name="P44">----------------------</text:p>
      <text:p text:style-name="P44">| <text:span text:style-name="T121">Code</text:span> <text:s/>| <text:span text:style-name="T180">connect_id </text:span><text:span text:style-name="T158">|</text:span></text:p>
      <text:p text:style-name="P103"><text:span text:style-name="T153"><text:s/></text:span><text:span text:style-name="T5">----------------------</text:span></text:p>
      <text:p text:style-name="P105"><text:span text:style-name="T5">L</text:span><text:span text:style-name="T4">e code </text:span><text:span text:style-name="T6">est un entier ayant la valeur </text:span><text:span text:style-name="T9">8</text:span><text:span text:style-name="T6"> qui correspond à l’établissement de la connexion privée. Le champ connect_id correspond quant à lui à l’identifiant unique du serveur attribué aux client A et client B. Lors de l’envoie de ce paquet,le connect_id doit non seulement être celui donné par le serveur mais aussi être identique pour A et B lorsqu’il envoie chacun leur requête.<text:line-break/><text:line-break/>Une fois que la connexion est établie, le serveur envoie à A et à B le code </text:span><text:span text:style-name="T9">6</text:span><text:span text:style-name="T6"> </text:span><text:span text:style-name="T8">qui </text:span><text:span text:style-name="T6">signifi</text:span><text:span text:style-name="T8">e</text:span><text:span text:style-name="T6"> que la connexion </text:span><text:span text:style-name="T7">privée</text:span><text:span text:style-name="T6"> est établie.</text:span></text:p>
      <text:p text:style-name="P76"><text:span text:style-name="T32"><text:tab/><text:tab/><text:tab/><text:tab/> <text:s/></text:span><text:span text:style-name="T39">INT</text:span><text:span text:style-name="T91"> </text:span></text:p>
      <text:p text:style-name="P87"><text:tab/><text:tab/><text:tab/><text:tab/>----------</text:p>
      <text:p text:style-name="P85"><text:span text:style-name="T91"><text:tab/><text:tab/><text:tab/><text:tab/>| </text:span><text:span text:style-name="T94">Code</text:span><text:span text:style-name="T90"> </text:span><text:span text:style-name="T91">|</text:span></text:p>
      <text:p text:style-name="P126"><text:span text:style-name="T93"><text:s text:c="52"/>---------<text:line-break/><text:line-break/></text:span><text:span text:style-name="T83">En conséquence, le client A peut envoyer des données sur sa connexion sans suivre un protocole spécifique</text:span><text:span text:style-name="T77">. </text:span><text:span text:style-name="T134">Lorsqu'un client ferme sa connexion en écriture, le serveur fait de même sur la connexion correspondante.</text:span></text:p>
      <text:p text:style-name="P134"/>
      <text:h text:style-name="P137" text:outline-level="1"><text:bookmark-start text:name="__RefHeading___Toc1538_1826244288"/><text:span text:style-name="T112">5</text:span><text:span text:style-name="T109">. </text:span><text:span text:style-name="T112">Déconnecter une</text:span><text:span text:style-name="T110"> connexion privée</text:span><text:bookmark-end text:name="__RefHeading___Toc1538_1826244288"/></text:h>
      <text:p text:style-name="P133"><text:span text:style-name="T134">S</text:span><text:span text:style-name="T133">i un client A souhaite couper sa connexion privée avec un client B, il doit envoyer une requête au serveur </text:span><text:span text:style-name="T136">sur la connexion publi</text:span><text:span text:style-name="T137">que</text:span><text:span text:style-name="T133"> de la forme suivante avec le code 9 :<text:line-break/><text:line-break/></text:span></text:p>
      <text:p text:style-name="P75"><text:s text:c="13"/><text:span text:style-name="T177">INT</text:span> <text:s text:c="8"/><text:span text:style-name="T177">string</text:span><text:span text:style-name="T157"> <text:s text:c="6"/></text:span><text:s text:c="9"/></text:p>
      <text:p text:style-name="P45">-------------------</text:p>
      <text:p text:style-name="P45">| <text:span text:style-name="T121">Code</text:span> <text:s/>| <text:span text:style-name="T122">Client</text:span><text:span text:style-name="T132">B</text:span> |</text:p>
      <text:p text:style-name="P110">-------------------</text:p>
      <text:p text:style-name="P126"><text:span text:style-name="T134"><text:line-break/></text:span><text:span text:style-name="T135">Après avoir reçu ce paquet, le serveur se chargera de fermer la connexion du côté du client A ainsi que du côté du client B. <text:line-break/>Remarque: Si un client ferme totalement sa connexion avec le serveur, celui-ci se chargera de fermer toutes les connexions privées avec ce client. Egalement, si un client souhaite fermer une connexion privée inexistante avec un autre client, le paquet ci-dessus envoyé au serveur sera ignoré.</text:span></text:p>
      <text:h text:style-name="P138" text:outline-level="1"><text:bookmark-start text:name="__RefHeading___Toc868_3459904910"/><text:span text:style-name="T146">C</text:span><text:span text:style-name="T143">odes</text:span><text:bookmark-end text:name="__RefHeading___Toc868_3459904910"/></text:h>
      <text:p text:style-name="P122"><text:span text:style-name="T57">Val</text:span><text:span text:style-name="T63">eur</text:span><text:span text:style-name="T57"><text:tab/><text:tab/><text:tab/></text:span><text:span text:style-name="T63">Signification</text:span></text:p>
      <text:p text:style-name="P122"><text:soft-page-break/><text:span text:style-name="T57">0<text:tab/><text:tab/><text:tab/></text:span><text:span text:style-name="T63">Connexion au serveur</text:span><text:span text:style-name="T57"> (part</text:span><text:span text:style-name="T63">ie</text:span><text:span text:style-name="T57"> 2.1)</text:span></text:p>
      <text:p text:style-name="P117"><text:span text:style-name="T171">1</text:span><text:tab/><text:tab/><text:tab/>Envoie d’un message d’un client à tous les autres utilisateurs</text:p>
      <text:p text:style-name="P117"><text:span text:style-name="T171">2</text:span><text:tab/><text:tab/><text:tab/>Envoie d’un message d’un client à un autre client</text:p>
      <text:p text:style-name="P127"><text:span text:style-name="T59">3</text:span><text:span text:style-name="T64"><text:tab/><text:tab/><text:tab/></text:span><text:span text:style-name="T63">R</text:span><text:span text:style-name="T65">é</text:span><text:span text:style-name="T63">ception d’un message </text:span><text:span text:style-name="T65">publique</text:span><text:span text:style-name="T63"> d’un client</text:span></text:p>
      <text:p text:style-name="P128"><text:span text:style-name="T66">4</text:span><text:span text:style-name="T57"><text:tab/><text:tab/><text:tab/></text:span><text:span text:style-name="T63">Demande d’établissement d’une connexion privée</text:span></text:p>
      <text:p text:style-name="P119"><text:span text:style-name="T188">5</text:span><text:span text:style-name="T63"><text:tab/><text:tab/><text:tab/></text:span><text:span text:style-name="T185">Génération de l’identifiant de connexion</text:span></text:p>
      <text:p text:style-name="P128"><text:span text:style-name="T66">6</text:span><text:span text:style-name="T58"><text:tab/><text:tab/><text:tab/></text:span><text:span text:style-name="T61">Connexion privée établie</text:span></text:p>
      <text:p text:style-name="P131"><text:span text:style-name="T66">7</text:span><text:span text:style-name="T63"><text:tab/><text:tab/><text:tab/></text:span><text:span text:style-name="T61">Réception d’un message privé d’un client</text:span></text:p>
      <text:p text:style-name="P129"><text:span text:style-name="T66">8</text:span><text:span text:style-name="T58"><text:tab/><text:tab/><text:tab/></text:span><text:span text:style-name="T60">Etablissement de la connexion privée</text:span></text:p>
      <text:p text:style-name="P132"><text:span text:style-name="T60">9<text:tab/><text:tab/><text:tab/></text:span><text:span text:style-name="T55">Déconnexion d’une connexion privée entre deux client</text:span><text:span text:style-name="T67">s</text:span></text:p>
      <text:p text:style-name="P116"><text:tab/><text:tab/><text:tab/></text:p>
      <text:h text:style-name="P138" text:outline-level="1"><text:bookmark-start text:name="__RefHeading___Toc870_3459904910"/><text:span text:style-name="T146">A</text:span><text:span text:style-name="T143">CK Codes</text:span><text:bookmark-end text:name="__RefHeading___Toc870_3459904910"/></text:h>
      <text:p text:style-name="P122"><text:span text:style-name="T53">Valeur</text:span><text:span text:style-name="T54"><text:tab/><text:tab/><text:tab/></text:span><text:span text:style-name="T53">Signification</text:span></text:p>
      <text:p text:style-name="P123"><text:span text:style-name="T50">10<text:tab/><text:tab/><text:tab/></text:span><text:span text:style-name="T53">Connexion au serveur établie</text:span></text:p>
      <text:p text:style-name="P124"><text:span text:style-name="T50">11<text:tab/><text:tab/><text:tab/></text:span><text:span text:style-name="T53">Connexion au serveur non établie</text:span></text:p>
      <text:p text:style-name="P120"><text:span text:style-name="T160">12<text:tab/><text:tab/><text:tab/></text:span><text:span text:style-name="T161">Connexion privée acceptée</text:span></text:p>
      <text:p text:style-name="P124"><text:span text:style-name="T51">13<text:tab/><text:tab/><text:tab/></text:span><text:span text:style-name="T52">Connexion privée refusée</text:span></text:p>
      <text:h text:style-name="P141" text:outline-level="1"><text:bookmark-start text:name="__RefHeading___Toc874_3459904910"/>Adresses des auteurs<text:bookmark-end text:name="__RefHeading___Toc874_3459904910"/></text:h>
      <text:p text:style-name="P83"/>
      <text:p text:style-name="P82">Angelica Amine</text:p>
      <text:p text:style-name="P81"><text:span text:style-name="T160">email: </text:span><text:a xlink:type="simple" xlink:href="mailto:aamine@etud.u-pem.fr" text:style-name="Internet_20_link" text:visited-style-name="Visited_20_Internet_20_Link"><text:span text:style-name="T160">aamine@etud.u-pem.fr</text:span></text:a></text:p>
      <text:p text:style-name="P82"/>
      <text:p text:style-name="P82">Mohamed Yassine Yahyaoui</text:p>
      <text:p text:style-name="P81"><text:span text:style-name="T160">email: </text:span><text:a xlink:type="simple" xlink:href="mailto:myahyao01@etud.u-pem.fr" text:style-name="Internet_20_link" text:visited-style-name="Visited_20_Internet_20_Link"><text:span text:style-name="T160">myahyao01@etud.u-pem.fr</text:span></text:a></text:p>
      <text:p text:style-name="P8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Courier New" svg:font-family="'Courier New'"/>
    <style:font-face style:name="Lohit Devanagari1" svg:font-family="'Lohit Devanagari'"/>
    <style:font-face style:name="Liberation Sans Serif" svg:font-family="'Liberation Sans Serif'"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0945in" style:type="center"/>
          <style:tab-stop style:position="6.1898in" style:type="right"/>
        </style:tab-stops>
      </style:paragraph-properties>
    </style:style>
    <style:style style:name="Footer" style:family="paragraph" style:parent-style-name="Header_20_and_20_Footer" style:class="extra">
      <style:paragraph-properties text:number-lines="false" text:line-number="0">
        <style:tab-stops>
          <style:tab-stop style:position="3.0945in" style:type="center"/>
          <style:tab-stop style:position="6.1898in" style:type="right"/>
        </style:tab-stops>
      </style:paragraph-properties>
    </style:style>
    <style:style style:name="Header" style:family="paragraph" style:parent-style-name="Header_20_and_20_Footer" style:class="extra">
      <style:paragraph-properties text:number-lines="false" text:line-number="0">
        <style:tab-stops>
          <style:tab-stop style:position="3.0945in" style:type="center"/>
          <style:tab-stop style:position="6.1898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style:font-name="Liberation Sans" fo:font-family="'Liberation Sans'" style:font-family-generic="swiss" style:font-pitch="variable" fo:font-size="16pt" fo:font-weight="bold" officeooo:rsid="00158d88" style:font-name-asian="Noto Sans CJK SC" style:font-family-asian="'Noto Sans CJK SC'" style:font-family-generic-asian="system" style:font-pitch-asian="variable" style:font-size-asian="16pt" style:font-weight-asian="bold" style:font-name-complex="Lohit Devanagari" style:font-family-complex="'Lohit Devanagari'" style:font-family-generic-complex="system" style:font-pitch-complex="variable"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bebc6e"/>
    </style:style>
    <style:style style:name="MP2" style:family="paragraph" style:parent-style-name="Footer">
      <style:text-properties fo:font-size="10pt" officeooo:rsid="00be33e9" officeooo:paragraph-rsid="00be33e9" style:font-size-asian="8.75pt" style:font-size-complex="10pt"/>
    </style:style>
    <style:style style:name="MT1" style:family="text">
      <style:text-properties fo:font-size="10pt" officeooo:rsid="00bebc6e" style:font-size-asian="8.75pt" style:font-size-complex="10pt"/>
    </style:style>
    <style:style style:name="MT2" style:family="text">
      <style:text-properties fo:font-size="10pt" officeooo:rsid="012796c7" style:font-size-asian="8.75pt" style:font-size-complex="10pt"/>
    </style:style>
    <style:style style:name="MT3" style:family="text">
      <style:text-properties fo:font-size="10pt" officeooo:rsid="01191d13" style:font-size-asian="8.75pt" style:font-size-complex="10pt"/>
    </style:style>
    <style:page-layout style:name="Mpm1">
      <style:page-layout-properties fo:page-width="8.2681in" fo:page-height="11.6929in" style:num-format="1" style:print-orientation="portrait" fo:margin-top="0.7874in" fo:margin-bottom="0.7874in" fo:margin-left="0.7874in" fo:margin-right="1.2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RFC<text:tab/>ChatOs<text:tab/></text:span><text:span text:style-name="MT2">Avril</text:span><text:span text:style-name="MT3"> </text:span><text:span text:style-name="MT1">2021</text:span></text:p>
      </style:header>
      <style:footer>
        <text:p text:style-name="MP2">Amine &amp; Yahyaoui<text:tab/><text:tab/>Page <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4T16:38:08.126293941</meta:creation-date>
    <dc:date>2021-04-08T23:11:46.620849443</dc:date>
    <meta:editing-duration>PT19H36M5S</meta:editing-duration>
    <meta:editing-cycles>111</meta:editing-cycles>
    <meta:generator>LibreOffice/6.4.6.2$Linux_X86_64 LibreOffice_project/40$Build-2</meta:generator>
    <meta:document-statistic meta:table-count="0" meta:image-count="0" meta:object-count="0" meta:page-count="8" meta:paragraph-count="180" meta:word-count="2167" meta:character-count="14444" meta:non-whitespace-character-count="11184"/>
  </office:meta>
</office:document-meta>
</file>